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55in"/>
    </style:style>
    <style:style style:name="co69" style:family="table-column">
      <style:table-column-properties fo:break-before="auto" style:column-width="0.972in"/>
    </style:style>
    <style:style style:name="co3" style:family="table-column">
      <style:table-column-properties fo:break-before="auto" style:column-width="2.078in"/>
    </style:style>
    <style:style style:name="co4" style:family="table-column">
      <style:table-column-properties fo:break-before="auto" style:column-width="0.8925in"/>
    </style:style>
    <style:style style:name="co70" style:family="table-column">
      <style:table-column-properties fo:break-before="auto" style:column-width="6.0083in"/>
    </style:style>
    <style:style style:name="co71" style:family="table-column">
      <style:table-column-properties fo:break-before="auto" style:column-width="3.2638in"/>
    </style:style>
    <style:style style:name="co72" style:family="table-column">
      <style:table-column-properties fo:break-before="auto" style:column-width="0.702in"/>
    </style:style>
    <style:style style:name="co73" style:family="table-column">
      <style:table-column-properties fo:break-before="auto" style:column-width="0.678in"/>
    </style:style>
    <style:style style:name="co74" style:family="table-column">
      <style:table-column-properties fo:break-before="auto" style:column-width="2.1071in"/>
    </style:style>
    <style:style style:name="co75" style:family="table-column">
      <style:table-column-properties fo:break-before="auto" style:column-width="1.2437in"/>
    </style:style>
    <style:style style:name="co76" style:family="table-column">
      <style:table-column-properties fo:break-before="auto" style:column-width="5.5075in"/>
    </style:style>
    <style:style style:name="co12" style:family="table-column">
      <style:table-column-properties fo:break-before="auto" style:column-width="0.6799in"/>
    </style:style>
    <style:style style:name="co68" style:family="table-column">
      <style:table-column-properties fo:break-before="auto" style:column-width="0.8083in"/>
    </style:style>
    <style:style style:name="co77" style:family="table-column">
      <style:table-column-properties fo:break-before="auto" style:column-width="1.6902in"/>
    </style:style>
    <style:style style:name="co78" style:family="table-column">
      <style:table-column-properties fo:break-before="auto" style:column-width="6.7728in"/>
    </style:style>
    <style:style style:name="co79" style:family="table-column">
      <style:table-column-properties fo:break-before="auto" style:column-width="1.9138in"/>
    </style:style>
    <style:style style:name="co80" style:family="table-column">
      <style:table-column-properties fo:break-before="auto" style:column-width="0.6165in"/>
    </style:style>
    <style:style style:name="co81" style:family="table-column">
      <style:table-column-properties fo:break-before="auto" style:column-width="0.6772in"/>
    </style:style>
    <style:style style:name="co82" style:family="table-column">
      <style:table-column-properties fo:break-before="auto" style:column-width="1.5098in"/>
    </style:style>
    <style:style style:name="co83" style:family="table-column">
      <style:table-column-properties fo:break-before="auto" style:column-width="6.2201in"/>
    </style:style>
    <style:style style:name="co84" style:family="table-column">
      <style:table-column-properties fo:break-before="auto" style:column-width="1.3181in"/>
    </style:style>
    <style:style style:name="co33" style:family="table-column">
      <style:table-column-properties fo:break-before="auto" style:column-width="0.6374in"/>
    </style:style>
    <style:style style:name="co34" style:family="table-column">
      <style:table-column-properties fo:break-before="auto" style:column-width="1.6366in"/>
    </style:style>
    <style:style style:name="co35" style:family="table-column">
      <style:table-column-properties fo:break-before="auto" style:column-width="6.5811in"/>
    </style:style>
    <style:style style:name="co36" style:family="table-column">
      <style:table-column-properties fo:break-before="auto" style:column-width="1.5839in"/>
    </style:style>
    <style:style style:name="co37" style:family="table-column">
      <style:table-column-properties fo:break-before="auto" style:column-width="0.7016in"/>
    </style:style>
    <style:style style:name="co38" style:family="table-column">
      <style:table-column-properties fo:break-before="auto" style:column-width="0.7547in"/>
    </style:style>
    <style:style style:name="co24" style:family="table-column">
      <style:table-column-properties fo:break-before="auto" style:column-width="1.6055in"/>
    </style:style>
    <style:style style:name="co39" style:family="table-column">
      <style:table-column-properties fo:break-before="auto" style:column-width="6.7937in"/>
    </style:style>
    <style:style style:name="co40" style:family="table-column">
      <style:table-column-properties fo:break-before="auto" style:column-width="1.5945in"/>
    </style:style>
    <style:style style:name="co28" style:family="table-column">
      <style:table-column-properties fo:break-before="auto" style:column-width="0.648in"/>
    </style:style>
    <style:style style:name="co41" style:family="table-column">
      <style:table-column-properties fo:break-before="auto" style:column-width="1.5201in"/>
    </style:style>
    <style:style style:name="co25" style:family="table-column">
      <style:table-column-properties fo:break-before="auto" style:column-width="6.3902in"/>
    </style:style>
    <style:style style:name="co42" style:family="table-column">
      <style:table-column-properties fo:break-before="auto" style:column-width="1.8071in"/>
    </style:style>
    <style:style style:name="co43" style:family="table-column">
      <style:table-column-properties fo:break-before="auto" style:column-width="0.7756in"/>
    </style:style>
    <style:style style:name="co44" style:family="table-column">
      <style:table-column-properties fo:break-before="auto" style:column-width="1.4984in"/>
    </style:style>
    <style:style style:name="co45" style:family="table-column">
      <style:table-column-properties fo:break-before="auto" style:column-width="1.1693in"/>
    </style:style>
    <style:style style:name="co46" style:family="table-column">
      <style:table-column-properties fo:break-before="auto" style:column-width="6.8256in"/>
    </style:style>
    <style:style style:name="co47" style:family="table-column">
      <style:table-column-properties fo:break-before="auto" style:column-width="0.7189in"/>
    </style:style>
    <style:style style:name="co48" style:family="table-column">
      <style:table-column-properties fo:break-before="auto" style:column-width="0.8126in"/>
    </style:style>
    <style:style style:name="co49" style:family="table-column">
      <style:table-column-properties fo:break-before="auto" style:column-width="1.6917in"/>
    </style:style>
    <style:style style:name="co50" style:family="table-column">
      <style:table-column-properties fo:break-before="auto" style:column-width="0.9854in"/>
    </style:style>
    <style:style style:name="co51" style:family="table-column">
      <style:table-column-properties fo:break-before="auto" style:column-width="4.7161in"/>
    </style:style>
    <style:style style:name="co52" style:family="table-column">
      <style:table-column-properties fo:break-before="auto" style:column-width="1.9846in"/>
    </style:style>
    <style:style style:name="co53" style:family="table-column">
      <style:table-column-properties fo:break-before="auto" style:column-width="0.6925in"/>
    </style:style>
    <style:style style:name="co54" style:family="table-column">
      <style:table-column-properties fo:break-before="auto" style:column-width="0.9055in"/>
    </style:style>
    <style:style style:name="co55" style:family="table-column">
      <style:table-column-properties fo:break-before="auto" style:column-width="1.9311in"/>
    </style:style>
    <style:style style:name="co56" style:family="table-column">
      <style:table-column-properties fo:break-before="auto" style:column-width="5.0091in"/>
    </style:style>
    <style:style style:name="co57" style:family="table-column">
      <style:table-column-properties fo:break-before="auto" style:column-width="1.7717in"/>
    </style:style>
    <style:style style:name="co58" style:family="table-column">
      <style:table-column-properties fo:break-before="auto" style:column-width="1.7846in"/>
    </style:style>
    <style:style style:name="co59" style:family="table-column">
      <style:table-column-properties fo:break-before="auto" style:column-width="4.8626in"/>
    </style:style>
    <style:style style:name="co60" style:family="table-column">
      <style:table-column-properties fo:break-before="auto" style:column-width="2.0909in"/>
    </style:style>
    <style:style style:name="co61" style:family="table-column">
      <style:table-column-properties fo:break-before="auto" style:column-width="0.6661in"/>
    </style:style>
    <style:style style:name="co62" style:family="table-column">
      <style:table-column-properties fo:break-before="auto" style:column-width="5.3417in"/>
    </style:style>
    <style:style style:name="co63" style:family="table-column">
      <style:table-column-properties fo:break-before="auto" style:column-width="2.1445in"/>
    </style:style>
    <style:style style:name="co64" style:family="table-column">
      <style:table-column-properties fo:break-before="auto" style:column-width="1.5583in"/>
    </style:style>
    <style:style style:name="co65" style:family="table-column">
      <style:table-column-properties fo:break-before="auto" style:column-width="5.2091in"/>
    </style:style>
    <style:style style:name="co67" style:family="table-column">
      <style:table-column-properties fo:break-before="auto" style:column-width="0.6272in"/>
    </style:style>
    <style:style style:name="co85" style:family="table-column">
      <style:table-column-properties fo:break-before="auto" style:column-width="0.5417in"/>
    </style:style>
    <style:style style:name="co86" style:family="table-column">
      <style:table-column-properties fo:break-before="auto" style:column-width="1.4138in"/>
    </style:style>
    <style:style style:name="co87" style:family="table-column">
      <style:table-column-properties fo:break-before="auto" style:column-width="0.6591in"/>
    </style:style>
    <style:style style:name="co88" style:family="table-column">
      <style:table-column-properties fo:break-before="auto" style:column-width="0.8736in"/>
    </style:style>
    <style:style style:name="co89" style:family="table-column">
      <style:table-column-properties fo:break-before="auto" style:column-width="1.3925in"/>
    </style:style>
    <style:style style:name="co90" style:family="table-column">
      <style:table-column-properties fo:break-before="auto" style:column-width="0.9571in"/>
    </style:style>
    <style:style style:name="co91" style:family="table-column">
      <style:table-column-properties fo:break-before="auto" style:column-width="6.4327in"/>
    </style:style>
    <style:style style:name="co92" style:family="table-column">
      <style:table-column-properties fo:break-before="auto" style:column-width="1.5736in"/>
    </style:style>
    <style:style style:name="ro1" style:family="table-row">
      <style:table-row-properties style:row-height="0.178in" fo:break-before="auto" style:use-optimal-row-height="true"/>
    </style:style>
    <style:style style:name="ro14" style:family="table-row">
      <style:table-row-properties style:row-height="0.3311in" fo:break-before="auto" style:use-optimal-row-height="true"/>
    </style:style>
    <style:style style:name="ro17" style:family="table-row">
      <style:table-row-properties style:row-height="0.6425in" fo:break-before="auto" style:use-optimal-row-height="true"/>
    </style:style>
    <style:style style:name="ro18" style:family="table-row">
      <style:table-row-properties style:row-height="0.4866in" fo:break-before="auto" style:use-optimal-row-height="true"/>
    </style:style>
    <style:style style:name="ro19" style:family="table-row">
      <style:table-row-properties style:row-height="2.0835in" fo:break-before="auto" style:use-optimal-row-height="true"/>
    </style:style>
    <style:style style:name="ro24" style:family="table-row">
      <style:table-row-properties style:row-height="1.2638in" fo:break-before="auto" style:use-optimal-row-height="true"/>
    </style:style>
    <style:style style:name="ro20" style:family="table-row">
      <style:table-row-properties style:row-height="0.9535in" fo:break-before="auto" style:use-optimal-row-height="true"/>
    </style:style>
    <style:style style:name="ro21" style:family="table-row">
      <style:table-row-properties style:row-height="2.9744in" fo:break-before="auto" style:use-optimal-row-height="true"/>
    </style:style>
    <style:style style:name="ro16" style:family="table-row">
      <style:table-row-properties style:row-height="0.798in" fo:break-before="auto" style:use-optimal-row-height="true"/>
    </style:style>
    <style:style style:name="ro22" style:family="table-row">
      <style:table-row-properties style:row-height="1.5752in" fo:break-before="auto" style:use-optimal-row-height="true"/>
    </style:style>
    <style:style style:name="ro23" style:family="table-row">
      <style:table-row-properties style:row-height="0.798in" fo:break-before="auto" style:use-optimal-row-height="true"/>
    </style:style>
    <style:style style:name="ro31" style:family="table-row">
      <style:table-row-properties style:row-height="1.1091in" fo:break-before="auto" style:use-optimal-row-height="true"/>
    </style:style>
    <style:style style:name="ro13" style:family="table-row">
      <style:table-row-properties style:row-height="0.1791in" fo:break-before="auto" style:use-optimal-row-height="true"/>
    </style:style>
    <style:style style:name="ro32" style:family="table-row">
      <style:table-row-properties style:row-height="0.9535in" fo:break-before="auto" style:use-optimal-row-height="true"/>
    </style:style>
    <style:style style:name="ro33" style:family="table-row">
      <style:table-row-properties style:row-height="2.3528in" fo:break-before="auto" style:use-optimal-row-height="true"/>
    </style:style>
    <style:style style:name="ro34" style:family="table-row">
      <style:table-row-properties style:row-height="1.2535in" fo:break-before="auto" style:use-optimal-row-height="true"/>
    </style:style>
    <style:style style:name="ro35" style:family="table-row">
      <style:table-row-properties style:row-height="1.5752in" fo:break-before="auto" style:use-optimal-row-height="true"/>
    </style:style>
    <style:style style:name="ro26" style:family="table-row">
      <style:table-row-properties style:row-height="2.5075in" fo:break-before="auto" style:use-optimal-row-height="true"/>
    </style:style>
    <style:style style:name="ro38" style:family="table-row">
      <style:table-row-properties style:row-height="1.4193in" fo:break-before="auto" style:use-optimal-row-height="true"/>
    </style:style>
    <style:style style:name="ro39" style:family="table-row">
      <style:table-row-properties style:row-height="1.8862in" fo:break-before="auto" style:use-optimal-row-height="true"/>
    </style:style>
    <style:style style:name="ro40" style:family="table-row">
      <style:table-row-properties style:row-height="2.6634in" fo:break-before="auto" style:use-optimal-row-height="true"/>
    </style:style>
    <style:style style:name="ro41" style:family="table-row">
      <style:table-row-properties style:row-height="1.7307in" fo:break-before="auto" style:use-optimal-row-height="true"/>
    </style:style>
    <style:style style:name="ro28" style:family="table-row">
      <style:table-row-properties style:row-height="2.1972in" fo:break-before="auto" style:use-optimal-row-height="true"/>
    </style:style>
    <style:style style:name="ro29" style:family="table-row">
      <style:table-row-properties style:row-height="2.0417in" fo:break-before="auto" style:use-optimal-row-height="true"/>
    </style:style>
    <style:style style:name="ro30" style:family="table-row">
      <style:table-row-properties style:row-height="3.2854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4" style:family="table-cell" style:parent-style-name="Default" style:data-style-name="N100">
      <style:table-cell-properties fo:wrap-option="wrap"/>
      <style:text-properties style:text-position=""/>
    </style:style>
    <style:style style:name="ce1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16" style:family="table-cell" style:parent-style-name="Default" style:data-style-name="N100">
      <style:table-cell-properties fo:wrap-option="wrap"/>
      <style:text-properties style:text-position="" style:font-name="Arial" style:font-name-asian="Arial Unicode MS1" style:font-name-complex="Arial Unicode MS1"/>
    </style:style>
    <style:style style:name="ce18" style:family="table-cell" style:parent-style-name="Default" style:data-style-name="N100">
      <style:table-cell-properties fo:background-color="transparent" fo:wrap-option="wrap"/>
      <style:text-properties style:text-position=""/>
    </style:style>
    <style:style style:name="ce19"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20" style:family="table-cell" style:parent-style-name="Default">
      <style:table-cell-properties fo:wrap-option="wrap"/>
      <style:text-properties style:text-position=""/>
    </style:style>
    <style:style style:name="ce21" style:family="table-cell" style:parent-style-name="Default" style:data-style-name="N100">
      <style:table-cell-properties style:text-align-source="fix" style:repeat-content="false" fo:wrap-option="wrap"/>
      <style:paragraph-properties fo:text-align="start"/>
      <style:text-properties style:text-position=""/>
    </style:style>
    <style:style style:name="ce2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23" style:family="table-cell" style:parent-style-name="Default" style:data-style-name="N100">
      <style:table-cell-properties style:text-align-source="fix" style:repeat-content="false"/>
      <style:paragraph-properties fo:text-align="end"/>
      <style:text-properties style:text-position=""/>
    </style:style>
    <style:style style:name="ce24"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28"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29" style:family="table-cell" style:parent-style-name="Default" style:data-style-name="N100">
      <style:table-cell-properties style:text-align-source="fix" style:repeat-content="false" fo:wrap-option="wrap"/>
      <style:paragraph-properties fo:text-align="end"/>
      <style:text-properties style:text-position=""/>
    </style:style>
    <style:style style:name="ce30"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3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font-name="Times New Roman" fo:language="en" fo:country="US" style:font-size-complex="5.65000009536743pt"/>
    </style:style>
    <style:style style:name="ce3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33"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8pt" style:language-asian="en" style:country-asian="US" style:font-size-complex="4.55000019073486pt" style:language-complex="en" style:country-complex="US"/>
    </style:style>
    <style:style style:name="ce34"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35"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36" style:family="table-cell" style:parent-style-name="Default" style:data-style-name="N100">
      <style:table-cell-properties fo:wrap-option="wrap"/>
      <style:text-properties style:text-position="" style:font-size-complex="5.65000009536743pt"/>
    </style:style>
    <style:style style:name="ce37"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9999980926514pt" style:language-complex="en" style:country-complex="US"/>
    </style:style>
    <style:style style:name="ce38" style:family="table-cell" style:parent-style-name="Default" style:data-style-name="N100">
      <style:table-cell-properties style:text-align-source="fix" style:repeat-content="false" fo:wrap-option="wrap"/>
      <style:paragraph-properties fo:text-align="start"/>
      <style:text-properties style:text-position="" style:font-name="Arial Unicode MS" fo:font-size="10pt" fo:language="en" fo:country="US" fo:font-weight="normal" style:font-name-asian="Arial Unicode MS" style:font-size-asian="8pt" style:language-asian="en" style:country-asian="US" style:font-weight-asian="normal" style:font-name-complex="Arial Unicode MS" style:font-size-complex="4.59999990463257pt" style:language-complex="en" style:country-complex="US" style:font-weight-complex="normal"/>
    </style:style>
    <style:style style:name="ce3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40"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language-complex="en" style:country-complex="US"/>
    </style:style>
    <style:style style:name="ce41"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10pt"/>
    </style:style>
    <style:style style:name="ce42" style:family="table-cell" style:parent-style-name="Default" style:data-style-name="N100">
      <style:table-cell-properties style:text-align-source="fix" style:repeat-content="false" fo:wrap-option="no-wrap"/>
      <style:paragraph-properties fo:text-align="start"/>
      <style:text-properties style:text-position=""/>
    </style:style>
    <style:style style:name="ce5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5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54" style:family="table-cell" style:parent-style-name="Default" style:data-style-name="N100">
      <style:table-cell-properties style:text-align-source="fix" style:repeat-content="false" fo:wrap-option="wrap"/>
      <style:paragraph-properties fo:text-align="start"/>
      <style:text-properties style:text-position=""/>
    </style:style>
    <style:style style:name="ce55" style:family="table-cell" style:parent-style-name="Default" style:data-style-name="N100">
      <style:table-cell-properties fo:wrap-option="wrap"/>
      <style:text-properties style:text-position=""/>
    </style:style>
    <style:style style:name="ce56"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57"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5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59"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8pt" style:language-asian="en" style:country-asian="US" style:font-size-complex="4.55000019073486pt" style:language-complex="en" style:country-complex="US"/>
    </style:style>
    <style:style style:name="ce60"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6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62"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17"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7" style:family="table-cell" style:parent-style-name="Default" style:data-style-name="N100">
      <style:table-cell-properties style:text-align-source="fix" style:repeat-content="false" fo:wrap-option="wrap"/>
      <style:paragraph-properties fo:text-align="start"/>
      <style:text-properties style:text-position=""/>
    </style:style>
    <style:style style:name="ce13"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26"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start"/>
      <style:text-properties style:text-position="" fo:font-weight="normal" style:font-weight-asian="normal" style:font-weight-complex="normal"/>
    </style:style>
    <style:style style:name="ce27"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5.65000009536743pt"/>
    </style:style>
    <style:style style:name="ce1" style:family="table-cell" style:parent-style-name="Default" style:data-style-name="N100">
      <style:table-cell-properties fo:wrap-option="wrap"/>
      <style:text-properties style:text-position=""/>
    </style:style>
    <style:style style:name="ce70"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71" style:family="table-cell" style:parent-style-name="Default" style:data-style-name="N100">
      <style:table-cell-properties style:text-align-source="fix" style:repeat-content="false" fo:wrap-option="wrap"/>
      <style:paragraph-properties fo:text-align="start"/>
    </style:style>
    <style:style style:name="ce72" style:family="table-cell" style:parent-style-name="Default" style:data-style-name="N100">
      <style:table-cell-properties fo:wrap-option="wrap"/>
    </style:style>
    <style:style style:name="ce73" style:family="table-cell" style:parent-style-name="Default" style:data-style-name="N100">
      <style:table-cell-properties style:text-align-source="value-type" style:repeat-content="false" fo:wrap-option="wrap"/>
      <style:paragraph-properties fo:margin-left="0in"/>
      <style:text-properties style:font-size-complex="5.69999980926514pt"/>
    </style:style>
    <style:style style:name="ce74"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75" style:family="table-cell" style:parent-style-name="Default" style:data-style-name="N100">
      <style:table-cell-properties style:text-align-source="fix" style:repeat-content="false" fo:wrap-option="wrap"/>
      <style:paragraph-properties fo:text-align="end"/>
    </style:style>
    <style:style style:name="ce76"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T8" style:family="text">
      <style:text-properties fo:font-weight="bold" style:font-weight-asian="bold" style:font-weight-complex="bold"/>
    </style:style>
    <style:style style:name="T9" style:family="text">
      <style:text-properties fo:font-size="11pt" fo:font-weight="bold" style:font-size-asian="11pt" style:font-weight-asian="bold" style:font-size-complex="11pt" style:font-weight-complex="bold"/>
    </style:style>
    <style:style style:name="T14" style:family="text">
      <style:text-properties fo:language="en" fo:country="US" style:font-size-complex="5.69999980926514pt"/>
    </style:style>
    <style:style style:name="T15" style:family="text">
      <style:text-properties fo:font-size="10pt" fo:language="en" fo:country="US" fo:font-weight="bold" style:font-size-asian="10pt" style:font-weight-asian="bold" style:font-size-complex="5.69999980926514pt" style:font-weight-complex="bold"/>
    </style:style>
    <style:style style:name="T16" style:family="text">
      <style:text-properties fo:font-size="10pt" fo:language="en" fo:country="US" fo:font-weight="normal" style:font-size-asian="10pt" style:font-weight-asian="normal" style:font-size-complex="5.69999980926514pt" style:font-weight-complex="normal"/>
    </style:style>
    <style:style style:name="T21" style:family="text">
      <style:text-properties style:text-outline="false" style:text-line-through-style="none" fo:font-style="normal" fo:text-shadow="none" style:text-underline-style="none"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25" style:family="text">
      <style:text-properties style:text-outline="false" style:text-line-through-style="none"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26" style:family="text">
      <style:text-properties style:text-outline="false" style:text-line-through-style="none" fo:font-style="normal" fo:text-shadow="none" style:text-underline-style="none"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7"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18"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19"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20" style:family="text">
      <style:text-properties style:font-size-asian="4.5pt" style:font-size-complex="2.59999990463257pt"/>
    </style:style>
    <style:style style:name="T10" style:family="text">
      <style:text-properties style:font-size-complex="5.69999980926514pt"/>
    </style:style>
    <style:style style:name="T11" style:family="text">
      <style:text-properties fo:font-weight="bold" style:font-weight-asian="bold" style:font-size-complex="5.69999980926514pt" style:font-weight-complex="bold"/>
    </style:style>
    <style:style style:name="T27" style:family="text">
      <style:text-properties fo:font-size="12pt"/>
    </style:style>
    <style:style style:name="T28"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29"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30"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2" style:family="text">
      <style:text-properties fo:font-size="10pt" fo:font-weight="bold" style:font-size-asian="10pt" style:font-weight-asian="bold" style:font-size-complex="5.69999980926514pt" style:font-weight-complex="bold"/>
    </style:style>
    <style:style style:name="T13" style:family="text">
      <style:text-properties fo:font-size="10pt" style:font-size-asian="10pt" style:font-size-complex="5.69999980926514pt"/>
    </style:style>
    <style:style style:name="T35" style:family="text">
      <style:text-properties fo:font-weight="normal" style:font-weight-asian="normal" style:font-weight-complex="normal"/>
    </style:style>
    <style:style style:name="T22" style:family="text">
      <style:text-properties fo:font-weight="normal" style:font-weight-asian="normal" style:font-size-complex="5.69999980926514pt" style:font-weight-complex="normal"/>
    </style:style>
    <style:style style:name="T36" style:family="text">
      <style:text-properties fo:font-size="10pt" fo:font-weight="normal" style:font-size-asian="10pt" style:font-weight-asian="normal" style:font-size-complex="5.69999980926514pt" style:font-weight-complex="normal"/>
    </style:style>
    <style:style style:name="T24" style:family="text">
      <style:text-properties style:font-size-asian="10pt" style:font-size-complex="5.69999980926514pt"/>
    </style:style>
  </office:automatic-styles>
  <office:body>
    <office:spreadsheet>
      <table:table table:name="MTF and Time Factors" table:style-name="ta1">
        <table:table-column table:style-name="co1" table:default-cell-style-name="ce14"/>
        <table:table-column table:style-name="co69" table:default-cell-style-name="ce14"/>
        <table:table-column table:style-name="co3" table:default-cell-style-name="ce14"/>
        <table:table-column table:style-name="co4" table:default-cell-style-name="ce14"/>
        <table:table-column table:style-name="co70" table:default-cell-style-name="ce14"/>
        <table:table-column table:style-name="co71" table:default-cell-style-name="ce14"/>
        <table:table-row table:style-name="ro1">
          <table:table-cell table:number-columns-repeated="6"/>
        </table:table-row>
        <table:table-row table:style-name="ro14">
          <table:table-cell table:style-name="ce15" office:value-type="string">
            <text:p>Chapter</text:p>
          </table:table-cell>
          <table:table-cell table:style-name="ce15" office:value-type="string">
            <text:p>Page</text:p>
          </table:table-cell>
          <table:table-cell table:style-name="ce15" office:value-type="string">
            <text:p>Timestamp given</text:p>
          </table:table-cell>
          <table:table-cell table:style-name="ce15" office:value-type="string">
            <text:p>Actual timestamp</text:p>
          </table:table-cell>
          <table:table-cell table:style-name="ce15" office:value-type="string">
            <text:p>Event</text:p>
          </table:table-cell>
          <table:table-cell table:style-name="ce15" office:value-type="string">
            <text:p>Notes/Comments</text:p>
          </table:table-cell>
        </table:table-row>
        <table:table-row table:style-name="ro17">
          <table:table-cell/>
          <table:table-cell office:value-type="string">
            <text:p>14</text:p>
          </table:table-cell>
          <table:table-cell office:value-type="string">
            <text:p>None given, but date is between Armistice in 1918 (November 11, 1918) and Summer of 1919.</text:p>
          </table:table-cell>
          <table:table-cell/>
          <table:table-cell office:value-type="string">
            <text:p>He began to express ideas about new inventions years ahead of the times. He begged his father and mother to let him leave school and go to work in an automobile <text:span text:style-name="T8">factor</text:span>y where he could learn about machinery and understand how to complete the inventions which he was always talking about.</text:p>
          </table:table-cell>
          <table:table-cell/>
        </table:table-row>
        <table:table-row table:style-name="ro17">
          <table:table-cell/>
          <table:table-cell office:value-type="string">
            <text:p>69</text:p>
          </table:table-cell>
          <table:table-cell office:value-type="string">
            <text:p>None given</text:p>
          </table:table-cell>
          <table:table-cell/>
          <table:table-cell office:value-type="string">
            <text:p>The Bible points the way to read the signs and the stars.</text:p>
            <text:p>St. Matthew 12: 38, 39 and 40 --</text:p>
            <text:p>"Then certain of the scribes and Pharisees answered,</text:p>
            <text:p>saying, <text:span text:style-name="T8">Master</text:span>, we would see a sign from thee."</text:p>
          </table:table-cell>
          <table:table-cell table:style-name="Default"/>
        </table:table-row>
        <table:table-row table:style-name="ro18">
          <table:table-cell/>
          <table:table-cell office:value-type="string">
            <text:p>70</text:p>
          </table:table-cell>
          <table:table-cell office:value-type="string">
            <text:p>January 24, 1927</text:p>
          </table:table-cell>
          <table:table-cell/>
          <table:table-cell office:value-type="string">
            <text:p>I have figured out the repetition of each cycle when wars will come. I believe that the wheat prices forecast coming wars. Through my study of the Bible, I have determined the major and minor time <text:span text:style-name="T8">factors</text:span> which repeat in the history of nations, men and markets.</text:p>
          </table:table-cell>
          <table:table-cell office:value-type="string">
            <text:p>Alblak, in WITS post #44232, says this is astro-based.</text:p>
          </table:table-cell>
        </table:table-row>
        <table:table-row table:style-name="ro19">
          <table:table-cell/>
          <table:table-cell office:value-type="string">
            <text:p>78-79</text:p>
          </table:table-cell>
          <table:table-cell office:value-type="string">
            <text:p>January 28, 1927</text:p>
          </table:table-cell>
          <table:table-cell/>
          <table:table-cell office:value-type="string">
            <text:p>In every law of nature there is a major and a minor; a positive, a negative, and a neutral. Therefore, in cycles there must be a lesser, a greater and intermediate cycle, or cycles within cycles. Like Ezekiel says: "Wheel within a wheel.” Time is the great <text:span text:style-name="T9">factor</text:span> that proves all things. The measurement of time first originated and is based on the earth's motion upon its axis. One of the smallest cycles, or time<text:span text:style-name="T8"> </text:span><text:span text:style-name="T9">factors</text:span>, which repeats regularly in things that are very active and have a high vibration, is the four-minute cycle. The reason for this is that the earth moves one degree every four minutes. The next cycle is 24 hours, the complete time required for the earth to make one revolution upon its axis. That is how man measured his cycle of a day. The next important cycle is one year, the time required for the earth to move</text:p>
            <text:p>around the sun. This brings about the four seasons of the year. These are the minor cycles.</text:p>
            <text:p>The major cycles run in 100 and 5000 years with variations based on minor cycles. In order to be sure of world events and important changes, it is necessary to go back at least 1000 years and prove up the cycles. We find ample proof of the 1000-year cycle in the Bible</text:p>
          </table:table-cell>
          <table:table-cell table:style-name="Default"/>
        </table:table-row>
        <table:table-row table:style-name="ro24">
          <table:table-cell table:style-name="Default"/>
          <table:table-cell office:value-type="string">
            <text:p>141-142</text:p>
          </table:table-cell>
          <table:table-cell office:value-type="string">
            <text:p>None given, but the current date is June 6, 1927.</text:p>
          </table:table-cell>
          <table:table-cell/>
          <table:table-cell office:value-type="string">
            <text:p>Returning to his room, he fell upon his knees and breathed a prayer; a prayer that only a man whose heart is filled with love for a good woman can pray. He prayed to the Universal Power that created the Universe, the <text:span text:style-name="T8">master</text:span> of land and sea, who rides on the winds and walks upon the water, to whom all power was given over heaven and earth. Prayed for strength</text:p>
            <text:p>and for guidance to do only that which was right and that the good God of the Universe would return Marie to him in safety. Prayed not only for himself, or the strength to come to him, but for Marie, for her happiness, for her safety. It was an unselfish prayer; the kind of a prayer that a mother prays when her child is lost, when she thinks nothing of herself but only of the child that she loves.</text:p>
          </table:table-cell>
          <table:table-cell table:style-name="Default"/>
        </table:table-row>
        <table:table-row table:style-name="ro20">
          <table:table-cell/>
          <table:table-cell office:value-type="string">
            <text:p>190</text:p>
          </table:table-cell>
          <table:table-cell table:number-columns-repeated="2"/>
          <table:table-cell office:value-type="string">
            <text:p>Robert said, “It is interesting to go back over history and read the opinions of the smartest men in regard to woman. Confucius said, ‘Woman is a <text:span text:style-name="T8">master</text:span>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text:p>
          </table:table-cell>
          <table:table-cell table:style-name="Default"/>
        </table:table-row>
        <table:table-row table:style-name="ro24">
          <table:table-cell/>
          <table:table-cell office:value-type="string">
            <text:p>197</text:p>
          </table:table-cell>
          <table:table-cell office:value-type="string">
            <text:p>Sunday, June 19, 1927</text:p>
          </table:table-cell>
          <table:table-cell/>
          <table:table-cell office:value-type="string">
            <text:p>On Sunday, June 19, 1927, Robert Gordon spent the day studying his charts and working out his cycles for stocks, cotton and grain. He was short of Major Motors and was watching it very closely. On this day he made a new and great discovery of a <text:span text:style-name="T8">time</text:span> <text:span text:style-name="T8">factor</text:span>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text:p>
          </table:table-cell>
          <table:table-cell table:style-name="Default"/>
        </table:table-row>
        <table:table-row table:style-name="ro21">
          <table:table-cell/>
          <table:table-cell office:value-type="string">
            <text:p>201-202. <text:s/>Note: It is pg. 202 that has the word "factor".</text:p>
          </table:table-cell>
          <table:table-cell table:number-columns-repeated="2"/>
          <table:table-cell table:style-name="ce18" office:value-type="string">
            <text:p>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 in March, 1920, an equivalent of $420.00 per share, declined to $14.00 per share in December, 1920, and finally in the Spring of 1922 sold at $8.25. He had refused to sell; in fact had bought all his brokers would let him have all the way down. When the stock declined to $15.00 per share, Durant was ruined. His fortune of over one hundred millions dollars was wiped out. The Morgans and Duponts took over his holdings at a figure reported to be around $5.00 per share, and he lost control of the gigantic corporation which had made him famous. Later Durant organized a new company and came back fast. He went back into the stock market and in the great Coolidge Bull campaign from 1924 to 1927 was again a dominant <text:span text:style-name="T8">factor</text:span> in General Motors and other stocks and was reputed to have made fifty millions, or more. The old man said that Durant was one of the very</text:p>
            <text:p>rare exceptions of men who had gone broke in Wall Street and had been able to come back after they were 60 years of age.</text:p>
          </table:table-cell>
          <table:table-cell table:style-name="Default"/>
        </table:table-row>
        <table:table-row table:style-name="ro1">
          <table:table-cell/>
          <table:table-cell office:value-type="string">
            <text:p>208</text:p>
          </table:table-cell>
          <table:table-cell table:number-columns-repeated="2"/>
          <table:table-cell office:value-type="string">
            <text:p>From Kipling's "If": If you can dream -- and not make dreams your <text:span text:style-name="T8">master</text:span>;</text:p>
          </table:table-cell>
          <table:table-cell table:style-name="Default"/>
        </table:table-row>
        <table:table-row table:style-name="ro16">
          <table:table-cell/>
          <table:table-cell table:style-name="Default" office:value-type="float" office:value="315">
            <text:p>315</text:p>
          </table:table-cell>
          <table:table-cell office:value-type="string">
            <text:p>Early part of August 1931</text:p>
          </table:table-cell>
          <table:table-cell/>
          <table:table-cell office:value-type="string">
            <text:p>In the early part of August, 1931, the attack upon St. Louis started. The United States had concentrated every available force there. Canada had sent her airplanes to patrol the Northern border, enabling the United States to withdraw more forces to protect the Central part of the country. The battle raged on and off, day and night. There were attacks and counterattacks.</text:p>
            <text:p>The United States <text:span text:style-name="T8">factor</text:span>ies were turning out airplanes now at the rate of more than 1000 per day.</text:p>
          </table:table-cell>
          <table:table-cell/>
        </table:table-row>
        <table:table-row table:style-name="ro22">
          <table:table-cell/>
          <table:table-cell office:value-type="string">
            <text:p>340</text:p>
          </table:table-cell>
          <table:table-cell office:value-type="string">
            <text:p>Dead hours of the night of October 21, 1931.</text:p>
          </table:table-cell>
          <table:table-cell/>
          <table:table-cell office:value-type="string">
            <text:p>"He is one of the ablest inventors that the United States has. The fact that he has been placed in command means that he must have made some great discovery or new invention which has inspired the United States with confidence of winning the war. While we have all the advantage in numbers, both in men, ships and ammunition, and to all appearance the United States is hopelessly crippled and will not be able to hold out much longer, one new invention by this man Gordon may mean our defeat. It is my opinion that the <text:span text:style-name="T8">facories </text:span>in Detroit, Michigan, have been working on some of his new discoveries. Our next attack should be directed at Detroit. We should capture that city and destroy the <text:span text:style-name="T8">factories</text:span> of the big automobile concerns and other manufacturing concerns there. All of these manufacturing concerns have long since been commandeered by the United States Government and are working on war weapons and ammunition."</text:p>
          </table:table-cell>
          <table:table-cell/>
        </table:table-row>
        <table:table-row table:style-name="ro23">
          <table:table-cell/>
          <table:table-cell office:value-type="string">
            <text:p>343</text:p>
          </table:table-cell>
          <table:table-cell office:value-type="string">
            <text:p>Morning of November 20, 1931.</text:p>
          </table:table-cell>
          <table:table-cell/>
          <table:table-cell office:value-type="string">
            <text:p>He found that the commanding generals had talked over the conference in Mexico and had now decided that their next attack would be on Detroit in order to destroy the <text:span text:style-name="T8">factories</text:span> there and prevent the United States continuing making airplanes and inventions which might help them to win the war. He was very happy to get the plans of the enemy. It was just what he wanted.</text:p>
          </table:table-cell>
          <table:table-cell office:value-type="string">
            <text:p>Are the location of the factories the place where the time factors are anchored? <text:s/>Thus the time factors are anchored at the time of the battle of Detroit? <text:s/>pg. 344 says the battle of Detroit was Thanksgiving night, November 24, 1931.</text:p>
          </table:table-cell>
        </table:table-row>
        <table:table-row table:style-name="ro18">
          <table:table-cell/>
          <table:table-cell office:value-type="string">
            <text:p>343</text:p>
          </table:table-cell>
          <table:table-cell office:value-type="string">
            <text:p>Morning of November 20, 1931.</text:p>
          </table:table-cell>
          <table:table-cell/>
          <table:table-cell office:value-type="string">
            <text:p>With the plans of the enemy in his possession, Supreme Commander Gordon decided to change the location of the Tunnel machines so as to protect the <text:span text:style-name="T8">factories </text:span>and large buildings in Detroit.</text:p>
          </table:table-cell>
          <table:table-cell/>
        </table:table-row>
        <table:table-row table:style-name="ro17">
          <table:table-cell/>
          <table:table-cell office:value-type="string">
            <text:p>343-344 (word factory is on pg. 344)</text:p>
          </table:table-cell>
          <table:table-cell office:value-type="string">
            <text:p>Morning of November 20, 1931.</text:p>
          </table:table-cell>
          <table:table-cell/>
          <table:table-cell office:value-type="string">
            <text:p>He arranged the machines so that when the attacking planes came over Detroit at a high altitude, he could drop them into the Tunnel thru the Air and thus prevent any harm to the</text:p>
            <text:p><text:span text:style-name="T8">factories</text:span> or buildings in Detroit. He waited patiently for an attack upon the city, but no move of any kind was made by the enemy.</text:p>
          </table:table-cell>
          <table:table-cell/>
        </table:table-row>
        <table:table-row table:style-name="ro20">
          <table:table-cell/>
          <table:table-cell office:value-type="string">
            <text:p>346</text:p>
          </table:table-cell>
          <table:table-cell table:style-name="ce16" office:value-type="string">
            <text:p>Just before 10:00 [pm, on November 24, 1931].</text:p>
          </table:table-cell>
          <table:table-cell/>
          <table:table-cell office:value-type="string">
            <text:p>As soon as the enemy discovered the firing, they turned their searchlights on our planes, located and started after them. Captain Morrison obeyed orders and retreated rapidly with the other planes following. He made straight for Detroit to the vicinity of main buildings and <text:span text:style-name="T8">factory</text:span>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text:p>
          </table:table-cell>
          <table:table-cell/>
        </table:table-row>
        <table:table-row table:style-name="ro31">
          <table:table-cell/>
          <table:table-cell office:value-type="string">
            <text:p>349</text:p>
          </table:table-cell>
          <table:table-cell office:value-type="string">
            <text:p>3:00 in the afternoon, on December 7, 1931.</text:p>
          </table:table-cell>
          <table:table-cell/>
          <table:table-cell office:value-type="string">
            <text:p>Everything was quiet and no move or attack was made until December 7th, when the enemy held a council and decided that a gigantic attack on Detroit should be made; that they should concentrate a large part of their forces there; destroy the <text:span text:style-name="T8">factories</text:span> and take Detroit; then proceed to attack New York and the Eastern Coast. The plan was to make a daylight attack and, if possible, to surprise Supreme Commander Gordon. About 3 o'clock in the afternoon the enemy planes were seen approching from the East and West. He saw that this was to be a gigantic attack because there was a larger number of planes than they had used at any time since the attack of Chicago.</text:p>
          </table:table-cell>
          <table:table-cell/>
        </table:table-row>
        <table:table-row table:style-name="ro16">
          <table:table-cell/>
          <table:table-cell office:value-type="string">
            <text:p>350</text:p>
          </table:table-cell>
          <table:table-cell office:value-type="string">
            <text:p>Within less than an hour from 3:00 in the afternoon, on December 7, 1931.</text:p>
          </table:table-cell>
          <table:table-cell/>
          <table:table-cell office:value-type="string">
            <text:p>The loss of life around the city [Detroit] had been small because the bombs which had been dropped had not reached the thickly populated sections of the city and no plane had been able to reach the <text:span text:style-name="T8">factories</text:span> or business sections where the large buildings were. The Tunnel thru</text:p>
            <text:p>the Air was protecting and keeping them away from these sections. Canadian planes had come to the assistance of the United States on the Northern border and were patrolling the other side of the river and preventing the enemy from attacking from the North.</text:p>
          </table:table-cell>
          <table:table-cell/>
        </table:table-row>
        <table:table-row table:style-name="ro16">
          <table:table-cell/>
          <table:table-cell office:value-type="string">
            <text:p>352</text:p>
          </table:table-cell>
          <table:table-cell office:value-type="string">
            <text:p>Second attack on Detroit happened at 3:00 in the afternoon on December 7,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text:span text:style-name="T8">factories</text:span> could turn them out and sending them to the United States to aid their allies. Practically every nation on the face of the earth, outside of France, Canada and a few countries in South America and Australia, had joined against the United States.</text:p>
          </table:table-cell>
          <table:table-cell table:style-name="Default"/>
        </table:table-row>
        <table:table-row table:style-name="ro20">
          <table:table-cell office:value-type="string">
            <text:p>36</text:p>
          </table:table-cell>
          <table:table-cell office:value-type="string">
            <text:p>407</text:p>
          </table:table-cell>
          <table:table-cell office:value-type="string">
            <text:p>Date: August 30, 1932. <text:s/>Time is more than one hour after 11:00 [am], thus after 12:00 pm.</text:p>
          </table:table-cell>
          <table:table-cell/>
          <table:table-cell office:value-type="string">
            <text:p>The conference convened about 10 A.M. on August 30th. All of the officials were seated by 11 o'clock and shortly after, Supreme Commander Gordon escorted by the President of the United States, General Walter Kennelworth and his wife General Edna Kennelworth, arrived. The applause lasted for more than one hour. When it had died down, General Pearson stepped to the center of the platform, and grasped the Supreme Commander's hand and raised it before the vast throng and said, "Commanders, rulers, kings and officials of all nations, this is our lord and <text:span text:style-name="T8">master</text:span>, whose will is law. Whatever he says, we will abide by.</text:p>
          </table:table-cell>
          <table:table-cell table:style-name="Default"/>
        </table:table-row>
        <table:table-row table:style-name="ro14">
          <table:table-cell table:style-name="Default" table:number-columns-repeated="6"/>
        </table:table-row>
        <table:table-row table:style-name="ro14" table:number-rows-repeated="1048553">
          <table:table-cell table:number-columns-repeated="6"/>
        </table:table-row>
        <table:table-row table:style-name="ro14">
          <table:table-cell table:number-columns-repeated="6"/>
        </table:table-row>
      </table:table>
      <table:table table:name="St. Marie" table:style-name="ta1" table:print="false">
        <table:table-column table:style-name="co72" table:default-cell-style-name="ce21"/>
        <table:table-column table:style-name="co73" table:default-cell-style-name="ce21"/>
        <table:table-column table:style-name="co74" table:default-cell-style-name="ce21"/>
        <table:table-column table:style-name="co75" table:default-cell-style-name="ce21"/>
        <table:table-column table:style-name="co76" table:default-cell-style-name="ce21"/>
        <table:table-column table:style-name="co74" table:default-cell-style-name="ce21"/>
        <table:table-column table:style-name="co4" table:number-columns-repeated="1018" table:default-cell-style-name="ce21"/>
        <table:table-row table:style-name="ro13">
          <table:table-cell table:style-name="ce19" office:value-type="string">
            <text:p>rluu: The St. Marie is a small Ezekiel Airplane. <text:s/>Read document <text:s/>“EzekielAirplane.odt” which is the text describing the Ezekiel Airplane. <text:s/></text:p>
          </table:table-cell>
          <table:table-cell table:style-name="ce24" table:number-columns-repeated="5"/>
          <table:table-cell table:style-name="ce42" table:number-columns-repeated="1018"/>
        </table:table-row>
        <table:table-row table:style-name="ro13">
          <table:table-cell table:style-name="ce19" office:value-type="string">
            <text:p>rluu: This spreadsheet page will just have the information about the St. Marie, and its uses starting from when it was identified.</text:p>
          </table:table-cell>
          <table:table-cell table:style-name="ce24" table:number-columns-repeated="5"/>
          <table:table-cell table:style-name="ce42" table:number-columns-repeated="1018"/>
        </table:table-row>
        <table:table-row table:style-name="ro13">
          <table:table-cell table:style-name="ce19" office:value-type="string">
            <text:p>rluu: See WITS posts: #19629, #18658, and the reloaded 118 post.</text:p>
          </table:table-cell>
          <table:table-cell table:style-name="ce24" table:number-columns-repeated="5"/>
          <table:table-cell table:style-name="ce42" table:number-columns-repeated="1018"/>
        </table:table-row>
        <table:table-row table:style-name="ro13">
          <table:table-cell table:style-name="ce15" office:value-type="string">
            <text:p>Chapter</text:p>
          </table:table-cell>
          <table:table-cell table:style-name="ce15" office:value-type="string">
            <text:p>Page</text:p>
          </table:table-cell>
          <table:table-cell table:style-name="ce15" office:value-type="string">
            <text:p>Timestamp given</text:p>
          </table:table-cell>
          <table:table-cell table:style-name="ce15" office:value-type="string">
            <text:p>Actual timestamp</text:p>
          </table:table-cell>
          <table:table-cell table:style-name="ce15" office:value-type="string">
            <text:p>Event</text:p>
          </table:table-cell>
          <table:table-cell table:style-name="ce15" office:value-type="string">
            <text:p>Notes/Comments</text:p>
          </table:table-cell>
          <table:table-cell table:number-columns-repeated="1018"/>
        </table:table-row>
        <table:table-row table:style-name="ro32">
          <table:table-cell table:style-name="ce20"/>
          <table:table-cell table:style-name="ce20" office:value-type="float" office:value="96">
            <text:p>96</text:p>
          </table:table-cell>
          <table:table-cell table:style-name="ce20" office:value-type="string">
            <text:p>None given, but between April 25, 1927 and April 30, 1927.</text:p>
          </table:table-cell>
          <table:table-cell table:style-name="ce20"/>
          <table:table-cell table:style-name="ce20" office:value-type="string">
            <text:p>Mr. Kennelworth had held his cotton and profits were accumulating fast for him.</text:p>
            <text:p>He congratulated Robert on his wonderful prediction that the flood came as he forecast. Marie was watching the papers so she wired Robert as follows: YOU ARE A WONDER THE MARKET IS MAKING GOOD AND WE</text:p>
            <text:p>ARE GOING TO WIN I AM WITH YOU ALWAYS LOVE</text:p>
            <text:p>MARIE.</text:p>
          </table:table-cell>
          <table:table-cell table:style-name="ce20"/>
          <table:table-cell table:number-columns-repeated="1018"/>
        </table:table-row>
        <table:table-row table:style-name="ro33">
          <table:table-cell office:value-type="string">
            <text:p>19</text:p>
          </table:table-cell>
          <table:table-cell office:value-type="string">
            <text:p>224-225</text:p>
          </table:table-cell>
          <table:table-cell table:style-name="ce28" office:value-type="string">
            <text:p><text:s/>In the early part of 1928</text:p>
          </table:table-cell>
          <table:table-cell/>
          <table:table-cell table:style-name="ce31" office:value-type="string">
            <text:p><text:span text:style-name="T14">In the early part of 1928 Robert calculated that war was inevitable between England and Russia. He </text:span><text:span text:style-name="T14">figured that the war would start not later than the summer and that many nations would be involved </text:span><text:span text:style-name="T14">and that later an attack on the United States would come. </text:span><text:span text:style-name="T15">His first airplane was now completed</text:span><text:span text:style-name="T14">, -- a </text:span><text:span text:style-name="T14">small one according to the plan laid down by Ezekiel in the Bible. The plane had four wings and </text:span><text:span text:style-name="T14">could fly on either one of its four sides. It had a new motor with 12 cylinders and could be operated </text:span><text:span text:style-name="T14">either with gas, electricity or compressed air. He had constructed a wheel within a wheel so that he </text:span><text:span text:style-name="T14">could lower his plane and land anywhere he chose and could rise straight up. One motor had a</text:span></text:p>
            <text:p><text:span text:style-name="T14">propeller in the center of the plane to lift it up while the other motor started its direct motion. He </text:span><text:span text:style-name="T14">could drive his plane backwards or forwards. It was a great success and the </text:span><text:span text:style-name="T15">boy wizard of Wall </text:span><text:span text:style-name="T15">Street </text:span><text:span text:style-name="T16">[connection to page 200] </text:span><text:span text:style-name="T14">was now hailed as </text:span><text:span text:style-name="T15">a new Lindbergh of the air</text:span><text:span text:style-name="T14">. There was an extra </text:span><text:span text:style-name="T14">motor built with a collapsible propeller so that he could shift it from the center of the airplane to the </text:span><text:span text:style-name="T14">tail, enabling it to go backward or forward as he willed. The wings were so arranged that they could </text:span><text:span text:style-name="T14">either remain stationary or be set in motion up or down by motor. This was a new and valuable </text:span><text:span text:style-name="T14">feature in the construction of airplanes. </text:span></text:p>
          </table:table-cell>
          <table:table-cell table:style-name="ce38" office:value-type="string">
            <text:p><text:span text:style-name="T21">This is describing his first airplane, the St. Marie. <text:s/>Regarding “</text:span><text:span text:style-name="T25">boy wizard of Wall Street”, </text:span><text:span text:style-name="T25">there's a </text:span><text:span text:style-name="T26">connection to page 200. <text:s/>It is strange that the boy and wizard are not capitalized. <text:s/></text:span></text:p>
          </table:table-cell>
          <table:table-cell table:number-columns-repeated="1018"/>
        </table:table-row>
        <table:table-row table:style-name="ro16">
          <table:table-cell table:style-name="ce22" office:value-type="string">
            <text:p>19</text:p>
          </table:table-cell>
          <table:table-cell table:style-name="ce22" office:value-type="string">
            <text:p>225</text:p>
          </table:table-cell>
          <table:table-cell table:style-name="ce28" office:value-type="string">
            <text:p><text:s/>In the early part of 1928</text:p>
          </table:table-cell>
          <table:table-cell table:style-name="ce22"/>
          <table:table-cell table:style-name="ce32" office:value-type="string">
            <text:p><text:span text:style-name="T17">Robert's next invention was to build a </text:span><text:span text:style-name="T18">silent motor, </text:span><text:span text:style-name="T19">or a muffler</text:span><text:span text:style-name="T20">, which would prevent any </text:span><text:span text:style-name="T20">sound. He knew that this would be very useful in war. After he had completed this invention, </text:span><text:span text:style-name="T20">tested it and proved it a success, he offered it to the United States Government, but after the </text:span><text:span text:style-name="T20">army officers, who knew very little about this new invention had looked it over, they refused </text:span><text:span text:style-name="T20">it. Robert then sailed away in his new plane which he had named </text:span><text:span text:style-name="T19">"The St. Marie." </text:span></text:p>
          </table:table-cell>
          <table:table-cell table:style-name="ce39"/>
          <table:table-cell table:number-columns-repeated="1018"/>
        </table:table-row>
        <table:table-row table:style-name="ro17">
          <table:table-cell office:value-type="string">
            <text:p>19</text:p>
          </table:table-cell>
          <table:table-cell office:value-type="string">
            <text:p>225</text:p>
          </table:table-cell>
          <table:table-cell office:value-type="string">
            <text:p>Spring of 1928</text:p>
          </table:table-cell>
          <table:table-cell/>
          <table:table-cell table:style-name="ce33" office:value-type="string">
            <text:p><text:span text:style-name="T18">He visited England, France, Germany and in the Spring of 1928 made the longest </text:span><text:span text:style-name="T18">successful flight to Japan, where he was received with great honor. </text:span><text:span text:style-name="T17">Japan was very </text:span><text:span text:style-name="T17">much interested in his new plane and in his muffler. The Japanese Government quickly </text:span><text:span text:style-name="T17">closed a deal and bought his invention for a large sum of money.</text:span></text:p>
          </table:table-cell>
          <table:table-cell office:value-type="string">
            <text:p>RG visited these places in the St. Marie.</text:p>
          </table:table-cell>
          <table:table-cell table:number-columns-repeated="1018"/>
        </table:table-row>
        <table:table-row table:style-name="ro34">
          <table:table-cell table:style-name="ce23" office:value-type="string">
            <text:p>19</text:p>
          </table:table-cell>
          <table:table-cell table:style-name="ce23" office:value-type="string">
            <text:p>225</text:p>
          </table:table-cell>
          <table:table-cell table:style-name="ce29" office:value-type="string">
            <text:p>Summer of 1928</text:p>
          </table:table-cell>
          <table:table-cell table:style-name="ce29"/>
          <table:table-cell table:style-name="ce34" office:value-type="string">
            <text:p><text:span text:style-name="T10"><text:s/></text:span><text:span text:style-name="T10">While in Japan Robert was entertained and introduced to many beautiful titled ladies and </text:span><text:span text:style-name="T10">prominent men, but he remained loyal to Marie for his great success had not turned his </text:span><text:span text:style-name="T10">head. He was still searching for Marie, always hoping to find her. </text:span><text:span text:style-name="T11">He returned to New York </text:span><text:span text:style-name="T11">[from Japan] in the Summer of 1928</text:span><text:span text:style-name="T10"> and was now reputed as being worth more than a </text:span><text:span text:style-name="T10">million dollars, after making more successful deals in stocks, cotton and wheat.</text:span></text:p>
          </table:table-cell>
          <table:table-cell table:style-name="ce40" office:value-type="string">
            <text:p><text:span text:style-name="T27">Note that Summer of 1928 is highlighted, and then a specific part of the </text:span><text:span text:style-name="T27">month is given for the same event </text:span><text:span text:style-name="T28"><text:s/>(on page 226)</text:span><text:span text:style-name="T27">. <text:s/>Thus, Gann wants us to pay </text:span><text:span text:style-name="T27">attention to the season here. <text:s/></text:span></text:p>
          </table:table-cell>
          <table:table-cell table:number-columns-repeated="1018"/>
        </table:table-row>
        <table:table-row table:style-name="ro35">
          <table:table-cell office:value-type="string">
            <text:p>19</text:p>
          </table:table-cell>
          <table:table-cell office:value-type="string">
            <text:p>226</text:p>
          </table:table-cell>
          <table:table-cell office:value-type="string">
            <text:p>May 1928</text:p>
          </table:table-cell>
          <table:table-cell/>
          <table:table-cell table:style-name="ce34" office:value-type="string">
            <text:p><text:s/>In May, 1928, Walter received a <text:span text:style-name="T8">radio</text:span>gram from Robert saying that <text:span text:style-name="T8">he was leaving Japan </text:span><text:span text:style-name="T8">the latter part of the month and was going to sail "The St. Marie" back to New York. </text:span>Walter and Miss Edna Quinton, the secretary, had followed the newspaper reports of the <text:span text:style-name="T8">great reception</text:span> <text:span text:style-name="T8">tendered Robert by the officials of the Japanese Government </text:span>and the report of the large amount of money they had paid for his <text:span text:style-name="T8">noiseless patent for air planes.</text:span> Walter was going to graduate in June so he wrote his father and informed him that Robert was returning to New York soon with <text:span text:style-name="T8">great honors </text:span>and he thought it appropriate to have a big celebration for him when he arrived. As his father was coming to New York anyway for the graduation exercises, he suggested that he be there to greet Robert on his triumphant <text:span text:style-name="T8">return.</text:span></text:p>
          </table:table-cell>
          <table:table-cell table:style-name="ce41" office:value-type="string">
            <text:p>What is a <text:span text:style-name="T8">radio</text:span>gram? <text:s/><text:span text:style-name="T29">Note also, that they greet Robert on his </text:span><text:span text:style-name="T30">return</text:span><text:span text:style-name="T29">.</text:span></text:p>
          </table:table-cell>
          <table:table-cell table:number-columns-repeated="1018"/>
        </table:table-row>
        <table:table-row table:style-name="ro17">
          <table:table-cell office:value-type="string">
            <text:p>19</text:p>
          </table:table-cell>
          <table:table-cell office:value-type="string">
            <text:p>227</text:p>
          </table:table-cell>
          <table:table-cell table:style-name="ce30" office:value-type="string">
            <text:p>May 1928</text:p>
          </table:table-cell>
          <table:table-cell/>
          <table:table-cell table:style-name="ce35" office:value-type="string">
            <text:p><text:span text:style-name="T10">[RG] had built the most marvelous</text:span><text:span text:style-name="T11"> airplane of the age</text:span><text:span text:style-name="T10">; invented a muffler to make an </text:span><text:span text:style-name="T10">airplane noiseless; had </text:span><text:span text:style-name="T11">driven</text:span><text:span text:style-name="T10"> his own plane, </text:span><text:span text:style-name="T11">"The St. Marie" to Japan</text:span><text:span text:style-name="T10"> where he had been </text:span><text:span text:style-name="T10">received with great honors and the Japanese Government had bought his invention for </text:span><text:span text:style-name="T10">making airplanes silent.</text:span></text:p>
          </table:table-cell>
          <table:table-cell table:number-columns-repeated="1019"/>
        </table:table-row>
        <table:table-row table:style-name="ro23">
          <table:table-cell table:style-name="ce14" office:value-type="string">
            <text:p>19</text:p>
          </table:table-cell>
          <table:table-cell table:style-name="ce14" office:value-type="string">
            <text:p>227-228</text:p>
          </table:table-cell>
          <table:table-cell table:style-name="ce14" office:value-type="string">
            <text:p>June 9, 1928</text:p>
          </table:table-cell>
          <table:table-cell table:style-name="ce14"/>
          <table:table-cell table:style-name="ce36" office:value-type="string">
            <text:p><text:span text:style-name="T10"><text:s/></text:span><text:span text:style-name="T10">On June 9th Robert Gordon's 22nd birthday, the great reception took place. The special </text:span><text:span text:style-name="T10">train bearing the leading citizens of Texarkana arrived, Robert had landed at the new airport </text:span><text:span text:style-name="T10">on </text:span><text:span text:style-name="T11">Governor's Island [New York] </text:span><text:span text:style-name="T10">without any mishap to </text:span><text:span text:style-name="T11">his plane</text:span><text:span text:style-name="T10">. </text:span><text:span text:style-name="T11">"The St. Marie" had </text:span><text:span text:style-name="T11">per</text:span><text:span text:style-name="T12">formed perfectly, making the trip from Japan at an </text:span><text:span text:style-name="T11">average speed of over 300 </text:span><text:span text:style-name="T11">miles per hour. </text:span></text:p>
          </table:table-cell>
          <table:table-cell table:number-columns-repeated="1019"/>
        </table:table-row>
        <table:table-row table:style-name="ro20">
          <table:table-cell table:style-name="ce14" office:value-type="string">
            <text:p>20</text:p>
          </table:table-cell>
          <table:table-cell table:style-name="ce14" office:value-type="string">
            <text:p>237</text:p>
          </table:table-cell>
          <table:table-cell table:style-name="ce14" office:value-type="string">
            <text:p>Near the end of 1928.</text:p>
          </table:table-cell>
          <table:table-cell table:style-name="ce14"/>
          <table:table-cell table:style-name="ce36" office:value-type="string">
            <text:p>As the end of 1928 neared, war was already raging in Europe. England and Russia had already gone to war as Robert had predicted. Complications were developing quick and fast and war clouds were gathering. Robert knew that it was only a question of a short time when the United States with all of its gold supply, would be attacked and there would be a great battle in the air. Great progress had been made in aviation. Airplanes were carrying mail at the rate of <text:span text:style-name="T8">300 miles per hour</text:span>. Passenger lines were now starting all over the United States.</text:p>
          </table:table-cell>
          <table:table-cell office:value-type="string">
            <text:p>Reference to an airplane speed that is approximately equal to the St. Marie. <text:s/>(The St. Marie has an average speed of over 300 mph).</text:p>
          </table:table-cell>
          <table:table-cell table:number-columns-repeated="1018"/>
        </table:table-row>
        <table:table-row table:style-name="ro21">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34" office:value-type="string">
            <text:p><text:s/>He was so strongly impressed with the dream [of Marie in Paris] that he decided to leave at once. Told Walter to give the mechanics instructions to <text:span text:style-name="T8">put his old ship "The St. Marie" in </text:span><text:span text:style-name="T8">shape to sail at once. It was a matter of only a couple of days until they reported that </text:span><text:span text:style-name="T8">"The St. Marie" was in perfect shape and could stand a trip around the world. </text:span>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 On the<text:span text:style-name="T8"> morning of February </text:span><text:span text:style-name="T8">2nd, 1929, Robert started his flight to Paris and arrived there promptly in the evening</text:span> and went to visit some friends and acquaintances. After talking over the war situation and his forecasts of the great war yet to come, <text:span text:style-name="T8">he decided to visit friends in London.</text:span> England and Russia were waging their battles in the air and doing very little land fighting. Despite the good start that England had made, Russia and her allies were getting the best of the victory. <text:span text:style-name="T8">Robert found London very uninteresting.</text:span> Up to this time he had heard nothing of Marie and <text:span text:style-name="T8">decided to return to Paris.</text:span></text:p>
          </table:table-cell>
          <table:table-cell table:number-columns-repeated="1019"/>
        </table:table-row>
        <table:table-row table:style-name="ro17">
          <table:table-cell table:style-name="ce23" office:value-type="string">
            <text:p>20</text:p>
          </table:table-cell>
          <table:table-cell table:style-name="ce23" office:value-type="string">
            <text:p>243</text:p>
          </table:table-cell>
          <table:table-cell table:style-name="ce29" office:value-type="string">
            <text:p>Latter part of Feburary 1929</text:p>
          </table:table-cell>
          <table:table-cell table:style-name="ce29"/>
          <table:table-cell table:style-name="ce37" office:value-type="string">
            <text:p><text:span text:style-name="T10"><text:s/></text:span><text:span text:style-name="T10">RG attends the Aviators' Costume Ball to take place in the Hotel Lafayette. </text:span><text:span text:style-name="T13"><text:s/>They asked </text:span><text:span text:style-name="T13">Robert if he did not have a plane to </text:span><text:span text:style-name="T10">enter or if he could not demonstrate something with </text:span><text:span text:style-name="T11">"The St. Marie."</text:span><text:span text:style-name="T10"> He told them that his health was not good and that he was not interested in </text:span><text:span text:style-name="T10">entering a plane at this time. </text:span></text:p>
          </table:table-cell>
          <table:table-cell table:number-columns-repeated="1019"/>
        </table:table-row>
        <table:table-row table:style-name="ro16">
          <table:table-cell office:value-type="string">
            <text:p>20</text:p>
          </table:table-cell>
          <table:table-cell office:value-type="string">
            <text:p>246</text:p>
          </table:table-cell>
          <table:table-cell office:value-type="string">
            <text:p>Early part of March 1929.</text:p>
          </table:table-cell>
          <table:table-cell/>
          <table:table-cell table:style-name="ce37" office:value-type="string">
            <text:p><text:span text:style-name="T10"><text:s/></text:span><text:span text:style-name="T10">In the </text:span><text:span text:style-name="T11">early part of March</text:span><text:span text:style-name="T10"> a lot of the aviators were returning from </text:span><text:span text:style-name="T11">Paris</text:span><text:span text:style-name="T10"> to </text:span><text:span text:style-name="T11">New York</text:span><text:span text:style-name="T10"> after </text:span><text:span text:style-name="T10">the convention and Robert decided to go home with them. They insisted that he was not </text:span><text:span text:style-name="T10">physically able to sail </text:span><text:span text:style-name="T11">"The St. Marie"</text:span><text:span text:style-name="T10"> alone and sent a pilot along with him. The trip was </text:span><text:span text:style-name="T10">uneventful and on </text:span><text:span text:style-name="T11">March 5th</text:span><text:span text:style-name="T10"> Robert arrived in New York. On his arrival he went </text:span><text:span text:style-name="T10">immediately to his office and laboratories where he found Walter and Edna </text:span><text:span text:style-name="T13">glad to see him. </text:span><text:span text:style-name="T13">They told him that he looked much </text:span><text:span text:style-name="T10">improved in health.</text:span></text:p>
          </table:table-cell>
          <table:table-cell table:number-columns-repeated="1019"/>
        </table:table-row>
        <table:table-row table:style-name="ro26">
          <table:table-cell office:value-type="string">
            <text:p>27</text:p>
          </table:table-cell>
          <table:table-cell office:value-type="string">
            <text:p>300</text:p>
          </table:table-cell>
          <table:table-cell table:number-columns-repeated="2"/>
          <table:table-cell table:style-name="ce28"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he following afternoon when the big headlines announced the capture of the Tokyo, traders all rushed to buy and the market advanced rapidly. She said "Mr. Gordon, do you know the market is following the forecast which you mapped out in 1927?" He said, "I have been so worried over the war and my dishonor that I haven't had time to think about making money. If General Pearson hadn't proved to be a good friend, I</text:p>
            <text:p>would still be in prison. Now I must use some of my inventions to help my country and prove to them that I did act for the best and that I am loyal." Edna asked if he thought there was any hope of the terrible war ending soon. "No," he replied, "it will get worse in <text:span text:style-name="T8">1931</text:span> when many other nations will join against us. The end will not come until the <text:span text:style-name="T8">Summer or Fall of </text:span><text:span text:style-name="T8">1932</text:span>." "That is dreadful," she said, "if it lasts that long, they will destroy every large city in the United States unless something is done to beat them."</text:p>
          </table:table-cell>
          <table:table-cell office:value-type="string">
            <text:p>This is the text on page 300 (related to the speed of the St. Marie).</text:p>
          </table:table-cell>
          <table:table-cell table:number-columns-repeated="1018"/>
        </table:table-row>
        <table:table-row table:style-name="ro23">
          <table:table-cell office:value-type="string">
            <text:p>29</text:p>
          </table:table-cell>
          <table:table-cell office:value-type="string">
            <text:p>336</text:p>
          </table:table-cell>
          <table:table-cell office:value-type="string">
            <text:p>Between October 3, 1931 [pg. 320] and October 15, 1931 [pg. 338].</text:p>
          </table:table-cell>
          <table:table-cell/>
          <table:table-cell table:style-name="ce34" office:value-type="string">
            <text:p><text:span text:style-name="T10">Supreme Commander Gordon departed from Washington that night in the old </text:span><text:span text:style-name="T11">“St. Marie”</text:span><text:span text:style-name="T10"> </text:span><text:span text:style-name="T10">which he had ordered brought to Washington to convey him back, taking with him Colonel </text:span><text:span text:style-name="T10">Walter Kennelworth. He had instructed </text:span><text:span text:style-name="T13"><text:s/>Colonel Edna Kennelworth to meet him at the </text:span><text:span text:style-name="T13">Mammouth </text:span><text:span text:style-name="T10">Building in New York. On arrival he proceeded at once to put the top floor in </text:span><text:span text:style-name="T10">order for the “Demon of Death” to be moved in.</text:span></text:p>
          </table:table-cell>
          <table:table-cell table:number-columns-repeated="1019"/>
        </table:table-row>
        <table:table-row table:style-name="ro20">
          <table:table-cell/>
          <table:table-cell office:value-type="string">
            <text:p>339</text:p>
          </table:table-cell>
          <table:table-cell office:value-type="string">
            <text:p>The dead hours of the night on October 21, 1931.</text:p>
          </table:table-cell>
          <table:table-cell/>
          <table:table-cell table:style-name="ce34"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We bought it from him and it helped us to successfully wage this war.</text:p>
          </table:table-cell>
          <table:table-cell office:value-type="string">
            <text:p>rluu: I could not find this flight (NYC to Japan in 1927) in the book. <text:s/>Lindbergh makes a flight in 1927. <text:s/>RG made a trip Spring and Summer 1928 (pg. 225, pg. 227-228), in the St. Marie, which goes at &gt; 300 mph.</text:p>
          </table:table-cell>
          <table:table-cell table:number-columns-repeated="1018"/>
        </table:table-row>
        <table:table-row table:style-name="ro16">
          <table:table-cell/>
          <table:table-cell office:value-type="string">
            <text:p>368</text:p>
          </table:table-cell>
          <table:table-cell office:value-type="string">
            <text:p>None given, but the battle of New York started 10 minutes after 10 o'clock [pm, June 8, 1932] and ends at 12:30 [am, June 9, 1932].</text:p>
          </table:table-cell>
          <table:table-cell/>
          <table:table-cell table:style-name="ce34" office:value-type="string">
            <text:p>When reports came to headquarters in Washington that the enemy had attacked New York with more than 100,000 airplanes; that they had all been destroyed or captured; that New York was safe, and prepared for further attacks, there was great rejoicing. The President of the United States hurried to the War Office, ordered the swiftest plane to convey him to New York City to congratulate Supreme Commander Gordon. He was given a fast plane which could travel more than <text:span text:style-name="T8">300 miles per hour</text:span>.</text:p>
          </table:table-cell>
          <table:table-cell office:value-type="string">
            <text:p>Reference to an airplane speed that matches the St. Marie.</text:p>
          </table:table-cell>
          <table:table-cell table:number-columns-repeated="1018"/>
        </table:table-row>
        <table:table-row table:style-name="ro16">
          <table:table-cell office:value-type="string">
            <text:p>36</text:p>
          </table:table-cell>
          <table:table-cell office:value-type="string">
            <text:p>416</text:p>
          </table:table-cell>
          <table:table-cell office:value-type="string">
            <text:p>Current date is August 30, 1932.</text:p>
          </table:table-cell>
          <table:table-cell/>
          <table:table-cell office:value-type="string">
            <text:p>The letter reads:</text:p>
            <text:p>"'DEAREST ROBERT:</text:p>
            <text:p>"'According to your faith be I unto you. Love will always</text:p>
            <text:p>have faith, understand and wait. Time proves all things. You</text:p>
            <text:p>will get everything you want. I will come to you when I</text:p>
            <text:p>mean the most, and your need for love is the greate<text:span text:style-name="T8">st. MARIE.'</text:span></text:p>
          </table:table-cell>
          <table:table-cell table:number-columns-repeated="1019"/>
        </table:table-row>
        <table:table-row table:style-name="ro14" table:number-rows-repeated="1048554">
          <table:table-cell table:number-columns-repeated="1024"/>
        </table:table-row>
        <table:table-row table:style-name="ro14">
          <table:table-cell table:number-columns-repeated="1024"/>
        </table:table-row>
      </table:table>
      <table:table table:name="Muffler" table:style-name="ta1" table:print="false">
        <table:table-column table:style-name="co12" table:default-cell-style-name="ce54"/>
        <table:table-column table:style-name="co68" table:default-cell-style-name="ce54"/>
        <table:table-column table:style-name="co77" table:default-cell-style-name="ce54"/>
        <table:table-column table:style-name="co75" table:default-cell-style-name="ce54"/>
        <table:table-column table:style-name="co78" table:default-cell-style-name="ce54"/>
        <table:table-column table:style-name="co79" table:default-cell-style-name="ce54"/>
        <table:table-column table:style-name="co4" table:number-columns-repeated="1018" table:default-cell-style-name="ce54"/>
        <table:table-row table:style-name="ro13">
          <table:table-cell table:style-name="Default" office:value-type="string">
            <text:p>Results of searches for keywords: muffler, noiseless , and silent (silent related to motor).</text:p>
          </table:table-cell>
          <table:table-cell table:style-name="ce52" table:number-columns-repeated="5"/>
          <table:table-cell table:number-columns-repeated="1018"/>
        </table:table-row>
        <table:table-row table:style-name="ro14">
          <table:table-cell table:style-name="ce52" office:value-type="string">
            <text:p>Chapter</text:p>
          </table:table-cell>
          <table:table-cell table:style-name="ce52" office:value-type="string">
            <text:p>Page</text:p>
          </table:table-cell>
          <table:table-cell table:style-name="ce52" office:value-type="string">
            <text:p>Timestamp given</text:p>
          </table:table-cell>
          <table:table-cell table:style-name="ce52" office:value-type="string">
            <text:p>Actual timestamp</text:p>
          </table:table-cell>
          <table:table-cell table:style-name="ce52" office:value-type="string">
            <text:p>Event</text:p>
          </table:table-cell>
          <table:table-cell table:style-name="ce52" office:value-type="string">
            <text:p>Notes/Comments</text:p>
          </table:table-cell>
          <table:table-cell table:number-columns-repeated="1018"/>
        </table:table-row>
        <table:table-row table:style-name="ro16">
          <table:table-cell table:style-name="ce53" office:value-type="string">
            <text:p>19</text:p>
          </table:table-cell>
          <table:table-cell table:style-name="ce53" office:value-type="string">
            <text:p>225</text:p>
          </table:table-cell>
          <table:table-cell table:style-name="ce56" office:value-type="string">
            <text:p><text:s/>In the early part of 1928</text:p>
          </table:table-cell>
          <table:table-cell table:style-name="ce53"/>
          <table:table-cell table:style-name="ce58" office:value-type="string">
            <text:p><text:span text:style-name="T17">Robert's next invention </text:span><text:span text:style-name="T17">was to build a </text:span><text:span text:style-name="T18">silent </text:span><text:span text:style-name="T18">motor, </text:span><text:span text:style-name="T19">or a muffler</text:span><text:span text:style-name="T20">, </text:span><text:span text:style-name="T20">which would prevent </text:span><text:span text:style-name="T20">any sound. He knew </text:span><text:span text:style-name="T20">that this would be very </text:span><text:span text:style-name="T20">useful in war. After he </text:span><text:span text:style-name="T20">had completed this </text:span><text:span text:style-name="T20">invention, tested it and </text:span><text:span text:style-name="T20">proved it a success, he </text:span><text:span text:style-name="T20">offered it to the United </text:span><text:span text:style-name="T20">States Government, but </text:span><text:span text:style-name="T20">after the army officers, </text:span><text:span text:style-name="T20">who knew very little </text:span><text:span text:style-name="T20">about this new </text:span><text:span text:style-name="T20">invention had looked it </text:span><text:span text:style-name="T20">over, they refused it. </text:span><text:span text:style-name="T20">Robert then sailed </text:span><text:span text:style-name="T20">away in his new plane </text:span><text:span text:style-name="T20">which he had named </text:span><text:span text:style-name="T19">"The St. Marie." </text:span></text:p>
          </table:table-cell>
          <table:table-cell table:style-name="ce61"/>
          <table:table-cell table:number-columns-repeated="1018"/>
        </table:table-row>
        <table:table-row table:style-name="ro31">
          <table:table-cell office:value-type="string">
            <text:p>19</text:p>
          </table:table-cell>
          <table:table-cell office:value-type="string">
            <text:p>225</text:p>
          </table:table-cell>
          <table:table-cell office:value-type="string">
            <text:p>Spring of 1928</text:p>
          </table:table-cell>
          <table:table-cell/>
          <table:table-cell table:style-name="ce59" office:value-type="string">
            <text:p>He visited England, France, Germany and in the Spring of 1928 made the longest successful flight to Japan, where he was received with great honor. Japan was very much interested in his <text:span text:style-name="T8">new plane</text:span> [the St. Marie] and in his <text:span text:style-name="T8">muffler</text:span>. The Japanese Government quickly closed a deal and bought his invention for a large sum of money. <text:s/>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table:number-columns-repeated="1019"/>
        </table:table-row>
        <table:table-row table:style-name="ro24">
          <table:table-cell office:value-type="string">
            <text:p>19</text:p>
          </table:table-cell>
          <table:table-cell office:value-type="string">
            <text:p>226</text:p>
          </table:table-cell>
          <table:table-cell office:value-type="string">
            <text:p>Latter part of May 1928</text:p>
          </table:table-cell>
          <table:table-cell/>
          <table:table-cell table:style-name="ce60" office:value-type="string">
            <text:p><text:s/>In May, 1928, Walter received a radiogram from Robert saying that <text:span text:style-name="T35">he was leaving Japan </text:span><text:span text:style-name="T35">the latter part of the </text:span><text:span text:style-name="T35">month and was going to </text:span><text:span text:style-name="T35">sail "The St. Marie" </text:span><text:span text:style-name="T35">back to New York. </text:span><text:span text:style-name="T35">Walter and Miss Edna </text:span><text:span text:style-name="T35">Quinton, the secretary, </text:span><text:span text:style-name="T35">had followed the </text:span><text:span text:style-name="T35">newspaper reports of </text:span><text:span text:style-name="T35">the great reception </text:span><text:span text:style-name="T35">tendered Robert by the </text:span><text:span text:style-name="T35">officials of the </text:span><text:span text:style-name="T35">Japanese Government </text:span>and the report of the large amount of money they had paid for his <text:span text:style-name="T8">noiseless patent for </text:span><text:span text:style-name="T8">air planes.</text:span> Walter was going to graduate in June so he wrote his father and informed him that Robert was returning to New York soon with <text:span text:style-name="T8">great honors </text:span>and he thought it appropriate to have a big celebration for him when he arrived. As his father was coming to New York anyway for the graduation exercises, he suggested that he be there to greet Robert on his triumphant return.</text:p>
          </table:table-cell>
          <table:table-cell table:number-columns-repeated="1019"/>
        </table:table-row>
        <table:table-row table:style-name="ro24">
          <table:table-cell office:value-type="string">
            <text:p>19</text:p>
          </table:table-cell>
          <table:table-cell office:value-type="string">
            <text:p>227</text:p>
          </table:table-cell>
          <table:table-cell table:style-name="ce57" office:value-type="string">
            <text:p>Latter part of May 1928</text:p>
          </table:table-cell>
          <table:table-cell/>
          <table:table-cell table:style-name="ce60" office:value-type="string">
            <text:p>Mr. Kennelworth, who was a member of the Chamber of Commerce of Texarkana and one of the leading citizens, called a meeting of the Chamber of Commerce, informed them of the phenomenal success of Robert Gordon who had left Texarkana <text:span text:style-name="T8">one </text:span><text:span text:style-name="T8">year previous</text:span> an unknown boy and who was now the most talked of young man in the world. He had made more than a million dollars following his own discovery of how to use the laws laid down in the Bible for foretelling the future course of cotton, grain and stocks; [RG] had built the most marvelous airplane of the age; invented a <text:span text:style-name="T8">muffler</text:span> to make an airplane <text:span text:style-name="T8">noiseless</text:span>; had driven his own plane, "The St. Marie" to Japan where he had been received with great honors and <text:span text:style-name="T8">the </text:span><text:span text:style-name="T8">Japanese </text:span><text:span text:style-name="T8">Government had </text:span><text:span text:style-name="T8">bought his invention </text:span><text:span text:style-name="T8">for making airplanes </text:span><text:span text:style-name="T8">silent.</text:span></text:p>
          </table:table-cell>
          <table:table-cell table:number-columns-repeated="1019"/>
        </table:table-row>
        <table:table-row table:style-name="ro31">
          <table:table-cell/>
          <table:table-cell office:value-type="string">
            <text:p>235</text:p>
          </table:table-cell>
          <table:table-cell table:style-name="ce57" office:value-type="string">
            <text:p>Fall of 1928.</text:p>
          </table:table-cell>
          <table:table-cell/>
          <table:table-cell table:style-name="ce60" office:value-type="string">
            <text:p>Everything moved along smoothly after this. Walter and Edna were happy in their work and the Fall of 1928</text:p>
            <text:p>rewarded them with a new and wonderful discovery. They had been able to perfect a machine which would reflect light in such a way as to make an airplane invisible and this, together with Robert's <text:span text:style-name="T8">noiseless </text:span><text:span text:style-name="T8">invention</text:span>, solved the problem. He knew now that in time of war, the plane could be used to sneak upon the enemy and that they would be unable to see or hear it. After holding a conference, they decided that this invention, as well as "The Demon of Death" should not be patented or offered for sale to any Government, that they would test it out and keep it a secret.</text:p>
          </table:table-cell>
          <table:table-cell office:value-type="string">
            <text:p>Two inventions together "solved the problem".</text:p>
          </table:table-cell>
          <table:table-cell table:number-columns-repeated="1018"/>
        </table:table-row>
        <table:table-row table:style-name="ro22">
          <table:table-cell office:value-type="string">
            <text:p>25</text:p>
          </table:table-cell>
          <table:table-cell office:value-type="string">
            <text:p>277, 278</text:p>
          </table:table-cell>
          <table:table-cell office:value-type="string">
            <text:p>April, 1930</text:p>
          </table:table-cell>
          <table:table-cell/>
          <table:table-cell table:style-name="ce56" office:value-type="string">
            <text:p><text:span text:style-name="T10"><text:s/></text:span><text:span text:style-name="T10">At that time they knew </text:span><text:span text:style-name="T10">nothing about his long </text:span><text:span text:style-name="T10">years of secret work </text:span><text:span text:style-name="T10">and his great </text:span><text:span text:style-name="T10">inventions, but they </text:span><text:span text:style-name="T10">soon learned the value </text:span><text:span text:style-name="T10">of his discovery and</text:span><text:span text:style-name="T13"> </text:span><text:span text:style-name="T12">patent which he had </text:span><text:span text:style-name="T12">sold to Japan, -- the </text:span><text:span text:style-name="T12">muffler which </text:span><text:span text:style-name="T11">made </text:span><text:span text:style-name="T11">the airplane silent</text:span><text:span text:style-name="T10">. <text:s/></text:span><text:span text:style-name="T13"><text:s/></text:span><text:span text:style-name="T13">The United States </text:span><text:span text:style-name="T13">Government fearing </text:span><text:span text:style-name="T13">that Japan </text:span><text:span text:style-name="T10">would make </text:span><text:span text:style-name="T10">the first attack on the </text:span><text:span text:style-name="T10">Pacific Coast either </text:span><text:span text:style-name="T10">around Los Angeles or </text:span><text:span text:style-name="T10">San Francisco, rushed </text:span><text:span text:style-name="T10">the battle fleet to the </text:span><text:span text:style-name="T10">Pacific. This proved to </text:span><text:span text:style-name="T10">be one of the greatest </text:span><text:span text:style-name="T10">mistakes of the war. As </text:span><text:span text:style-name="T10">soon as the battleships </text:span><text:span text:style-name="T10">cruised into the Pacific, </text:span><text:span text:style-name="T11">Japan attacked from </text:span><text:span text:style-name="T11">the air with their </text:span><text:span text:style-name="T11">noiseless airplanes </text:span><text:span text:style-name="T11">and began dropping </text:span><text:span text:style-name="T11">deadly bombs from </text:span><text:span text:style-name="T11">great heights. </text:span><text:span text:style-name="T10">The </text:span><text:span text:style-name="T10">anti-aircraft guns from </text:span><text:span text:style-name="T10">the decks of the </text:span><text:span text:style-name="T10">battleships were </text:span><text:span text:style-name="T10">powerless to reach the </text:span><text:span text:style-name="T10">bombing planes at such </text:span><text:span text:style-name="T10">great heights.</text:span><text:span text:style-name="T13"> They </text:span><text:span text:style-name="T13">knew that </text:span><text:span text:style-name="T12">Japan had </text:span><text:span text:style-name="T12">some </text:span><text:span text:style-name="T11">invention that </text:span><text:span text:style-name="T11">was superior to ours </text:span><text:span text:style-name="T11">which enabled them </text:span><text:span text:style-name="T11">to reach such great </text:span><text:span text:style-name="T11">heights that their </text:span><text:span text:style-name="T11">airships were </text:span><text:span text:style-name="T11">practically immune </text:span><text:span text:style-name="T11">from attack.</text:span></text:p>
          </table:table-cell>
          <table:table-cell table:number-columns-repeated="1019"/>
        </table:table-row>
        <table:table-row table:style-name="ro38">
          <table:table-cell office:value-type="string">
            <text:p>25</text:p>
          </table:table-cell>
          <table:table-cell office:value-type="string">
            <text:p>279, 280</text:p>
          </table:table-cell>
          <table:table-cell office:value-type="string">
            <text:p>Middle of May [1930]</text:p>
          </table:table-cell>
          <table:table-cell/>
          <table:table-cell office:value-type="string">
            <text:p><text:span text:style-name="T10"><text:s/></text:span><text:span text:style-name="T10">Japan was quick to </text:span><text:span text:style-name="T10">follow up her victory </text:span><text:span text:style-name="T10">gained on the water by </text:span><text:span text:style-name="T10">attacking Los Angeles </text:span><text:span text:style-name="T10">from the air in the</text:span></text:p>
            <text:p><text:span text:style-name="T10">middle of May. </text:span><text:span text:style-name="T11">Here </text:span><text:span text:style-name="T11">again the great value </text:span><text:span text:style-name="T11">of the silent motor </text:span><text:span text:style-name="T11">was proved</text:span><text:span text:style-name="T10"> and the </text:span><text:span text:style-name="T10">height to which the </text:span><text:span text:style-name="T10">Japanese plane could </text:span><text:span text:style-name="T10">rise. As the enemy stole </text:span><text:span text:style-name="T10">over the city in the </text:span><text:span text:style-name="T10">silence of the night, not </text:span><text:span text:style-name="T10">a sound could be heard </text:span><text:span text:style-name="T10">from their motors at the </text:span><text:span text:style-name="T10">great heights which </text:span><text:span text:style-name="T10">they were sailing. <text:s/></text:span><text:span text:style-name="T13"><text:s/></text:span><text:span text:style-name="T13">Then the giant aircraft </text:span><text:span text:style-name="T13">guns were trained on </text:span><text:span text:style-name="T13">the enemy, </text:span><text:span text:style-name="T10">but the </text:span><text:span text:style-name="T10">distance was so great </text:span><text:span text:style-name="T10">and the planes moving </text:span><text:span text:style-name="T10">so swiftly, that they </text:span><text:span text:style-name="T10">were unable to do much </text:span><text:span text:style-name="T10">damage. <text:s/></text:span><text:span text:style-name="T13"><text:s/>They only </text:span><text:span text:style-name="T13">succeeded in bringing </text:span><text:span text:style-name="T13">down three of the </text:span><text:span text:style-name="T13">bombing </text:span><text:span text:style-name="T10">planes. The </text:span><text:span text:style-name="T10">United States scouting </text:span><text:span text:style-name="T10">planes were sent out </text:span><text:span text:style-name="T10">immediately, followed </text:span><text:span text:style-name="T10">by the fighting planes</text:span></text:p>
            <text:p><text:span text:style-name="T10">carrying 6-inch guns. </text:span><text:span text:style-name="T10">They found that the </text:span><text:span text:style-name="T11">Japanese planes were </text:span><text:span text:style-name="T11">dropping bombs from </text:span><text:span text:style-name="T11">a height of 60,000 to </text:span><text:span text:style-name="T11">80,000 feet</text:span><text:span text:style-name="T10"> and the </text:span><text:span text:style-name="T10">United States planes </text:span><text:span text:style-name="T10">were unable to rise high </text:span><text:span text:style-name="T10">enough to attack them.</text:span></text:p>
          </table:table-cell>
          <table:table-cell table:number-columns-repeated="1019"/>
        </table:table-row>
        <table:table-row table:style-name="ro18">
          <table:table-cell/>
          <table:table-cell office:value-type="string">
            <text:p>283</text:p>
          </table:table-cell>
          <table:table-cell table:number-columns-repeated="2"/>
          <table:table-cell office:value-type="string">
            <text:p>An attack on San Francisco was expected at any hour. People wanted to get away and move east</text:p>
            <text:p>into the mountains for protection, but the Government had notified everyone to remain. The fact that the</text:p>
            <text:p>foreign planes were <text:span text:style-name="T8">noiseless</text:span> put the United States at a great disadvantage.</text:p>
          </table:table-cell>
          <table:table-cell table:number-columns-repeated="1019"/>
        </table:table-row>
        <table:table-row table:style-name="ro17">
          <table:table-cell/>
          <table:table-cell office:value-type="string">
            <text:p>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text:span text:style-name="T8">silently</text:span> in large numbers. Poisoned gas was turned loose, bombs were dropped all over the city and most of the important business and Government buildings were destroyed.</text:p>
          </table:table-cell>
          <table:table-cell office:value-type="string">
            <text:p>Attack on San Francisco.</text:p>
          </table:table-cell>
          <table:table-cell table:number-columns-repeated="1018"/>
        </table:table-row>
        <table:table-row table:style-name="ro38">
          <table:table-cell/>
          <table:table-cell office:value-type="string">
            <text:p>295</text:p>
          </table:table-cell>
          <table:table-cell office:value-type="string">
            <text:p>September 1930 [during the attack on San Francisco]</text:p>
          </table:table-cell>
          <table:table-cell/>
          <table:table-cell office:value-type="string">
            <text:p>As soon as the Japanese had captured Captain Gordon they knew who he was. He was the man who had sold them the <text:span text:style-name="T8">great </text:span><text:span text:style-name="T8">silent muffler</text:span>. They brought him to headquarters in Mexico where he was questioned as to what other inventions he had. He told them that the only invention he had of value was the secret radio,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ext:s/>The Japanese offered Robert his freedom and a large amount of money if he would sell them this invention. After communicating secretly and <text:span text:style-name="T8">silently</text:span> with Walter, Robert had him tell the commanding General about the proposition the Japanese had offered him and asked for instructions as to what he should do.</text:p>
          </table:table-cell>
          <table:table-cell office:value-type="string">
            <text:p>Attack on San Francisco.</text:p>
          </table:table-cell>
          <table:table-cell table:number-columns-repeated="1018"/>
        </table:table-row>
        <table:table-row table:style-name="ro39">
          <table:table-cell/>
          <table:table-cell table:style-name="ce55" office:value-type="float" office:value="330">
            <text:p>330</text:p>
          </table:table-cell>
          <table:table-cell table:style-name="ce55" office:value-type="string">
            <text:p>3 days before end of armistice, at the promotion of RG to Supreme commander.</text:p>
          </table:table-cell>
          <table:table-cell table:style-name="ce55"/>
          <table:table-cell table:style-name="ce55" office:value-type="string">
            <text:p>Supreme Commander Gordon replied: “The trouble in the past has been that the enemy used <text:span text:style-name="T8">noiseless</text:span>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text:span text:style-name="T8">noiseless</text:span>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number-columns-repeated="1019"/>
        </table:table-row>
        <table:table-row table:style-name="ro16">
          <table:table-cell/>
          <table:table-cell office:value-type="string">
            <text:p>332-333 (word 'noiseless' is on pg. 333).</text:p>
          </table:table-cell>
          <table:table-cell table:style-name="ce55" office:value-type="string">
            <text:p>3 days before end of armistice, at the promotion of RG to Supreme commander.</text:p>
          </table:table-cell>
          <table:table-cell/>
          <table:table-cell office:value-type="string">
            <text:p>Supreme Commander Gordon says: “What we now need and need more than anything else is a Tunnel thru the Air. With such a tunnel and <text:span text:style-name="T8">noiseless</text:span>, invisible planes so that we can pass thru the air without being interfered with or harmed and without being seen or heard, our victory is assured.</text:p>
          </table:table-cell>
          <table:table-cell table:style-name="Default"/>
          <table:table-cell table:number-columns-repeated="1018"/>
        </table:table-row>
        <table:table-row table:style-name="ro20">
          <table:table-cell/>
          <table:table-cell table:style-name="ce55" office:value-type="float" office:value="339">
            <text:p>339</text:p>
          </table:table-cell>
          <table:table-cell office:value-type="string">
            <text:p>October 21, 1931, during the dead hours of the night.</text:p>
          </table:table-cell>
          <table:table-cell table:style-name="ce55"/>
          <table:table-cell table:style-name="ce55" office:value-type="string">
            <text:p>It was decided that the commanding generals of all the allied enemy nations should proceed at once to the City of Mexico to hold a council and decide what the wisest and next move should be. They</text:p>
            <text:p>left in the dead hours of the night in the fastest planes and those which could rise to the highest altitudes, enabling them to travel <text:span text:style-name="T8">noiselessly</text:span> and at a height at which they could not be detected or captured. The scouting and cruising planes were left to patrol the lines between Chicago, St. Louis and New Orleans and watch for any move that might be made on the part of the United States forces.</text:p>
          </table:table-cell>
          <table:table-cell table:style-name="ce55"/>
          <table:table-cell table:number-columns-repeated="1018"/>
        </table:table-row>
        <table:table-row table:style-name="ro16">
          <table:table-cell/>
          <table:table-cell office:value-type="string">
            <text:p>339</text:p>
          </table:table-cell>
          <table:table-cell office:value-type="string">
            <text:p>October 21, 1931, during the dead hours of the night.</text:p>
          </table:table-cell>
          <table:table-cell/>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text:span text:style-name="T8">muffler</text:span> which made our airplanes <text:span text:style-name="T8">noiseless</text:span>. We bought it from him and it helped us to successfully wage this war.</text:p>
          </table:table-cell>
          <table:table-cell table:style-name="Default"/>
          <table:table-cell table:number-columns-repeated="1018"/>
        </table:table-row>
        <table:table-row table:style-name="ro24">
          <table:table-cell/>
          <table:table-cell office:value-type="string">
            <text:p>389</text:p>
          </table:table-cell>
          <table:table-cell office:value-type="string">
            <text:p>Afternoon of July 4, 1932.</text:p>
          </table:table-cell>
          <table:table-cell/>
          <table:table-cell office:value-type="string">
            <text:p>When the President declared a holiday [for the following 3 days], Supreme Commander Gordon decided that this was the time to let the enemy know what our strength was as it was no longer necessary to keep the secret about our new wonderful inventions. He ordered the invisible <text:span text:style-name="T8">noiseless </text:span>planes to load up with <text:span text:style-name="T8">hundreds </text:span><text:span text:style-name="T8">of thousands</text:span>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text:p>
          </table:table-cell>
          <table:table-cell table:number-columns-repeated="1019"/>
        </table:table-row>
        <table:table-row table:style-name="ro14">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8">silent</text:span>, invisible planes.</text:p>
          </table:table-cell>
          <table:table-cell office:value-type="string">
            <text:p>RG's 7 days.</text:p>
          </table:table-cell>
          <table:table-cell table:number-columns-repeated="1018"/>
        </table:table-row>
        <table:table-row table:style-name="ro1" table:number-rows-repeated="1048557">
          <table:table-cell table:number-columns-repeated="1024"/>
        </table:table-row>
        <table:table-row table:style-name="ro1">
          <table:table-cell table:number-columns-repeated="1024"/>
        </table:table-row>
      </table:table>
      <table:table table:name="Tel-talk" table:style-name="ta1" table:print="false">
        <table:table-column table:style-name="co80" table:default-cell-style-name="ce54"/>
        <table:table-column table:style-name="co81" table:default-cell-style-name="ce54"/>
        <table:table-column table:style-name="co82" table:default-cell-style-name="ce54"/>
        <table:table-column table:style-name="co4" table:default-cell-style-name="ce54"/>
        <table:table-column table:style-name="co83" table:default-cell-style-name="ce54"/>
        <table:table-column table:style-name="co84" table:default-cell-style-name="ce54"/>
        <table:table-row table:style-name="ro14">
          <table:table-cell table:style-name="ce52" office:value-type="string">
            <text:p>Chapter</text:p>
          </table:table-cell>
          <table:table-cell table:style-name="ce52" office:value-type="string">
            <text:p>Page</text:p>
          </table:table-cell>
          <table:table-cell table:style-name="ce52" office:value-type="string">
            <text:p>Timestamp given</text:p>
          </table:table-cell>
          <table:table-cell table:style-name="ce52" office:value-type="string">
            <text:p>Actual timestamp</text:p>
          </table:table-cell>
          <table:table-cell table:style-name="ce52" office:value-type="string">
            <text:p>Event</text:p>
          </table:table-cell>
          <table:table-cell table:style-name="ce52" office:value-type="string">
            <text:p>Notes/Comments</text:p>
          </table:table-cell>
        </table:table-row>
        <table:table-row table:style-name="ro40">
          <table:table-cell office:value-type="string">
            <text:p>19</text:p>
          </table:table-cell>
          <table:table-cell office:value-type="string">
            <text:p>229</text:p>
          </table:table-cell>
          <table:table-cell office:value-type="string">
            <text:p>Current timestamp is June 1928</text:p>
          </table:table-cell>
          <table:table-cell/>
          <table:table-cell table:style-name="ce62" office:value-type="string">
            <text:p><text:span text:style-name="T10"><text:s/></text:span><text:span text:style-name="T10">Walter Kennelworth </text:span><text:span text:style-name="T10">was graduated from </text:span><text:span text:style-name="T10">Columbia College in </text:span><text:span text:style-name="T10">June and prepared to </text:span><text:span text:style-name="T10">work with Robert in the </text:span><text:span text:style-name="T10">office. Edna Quinton </text:span><text:span text:style-name="T10">had proved to be a </text:span><text:span text:style-name="T10">faithful employee and a </text:span><text:span text:style-name="T10">valuable aid to Robert. </text:span><text:span text:style-name="T10">She had taken care of </text:span><text:span text:style-name="T10">his business and looked </text:span><text:span text:style-name="T10">after his financial </text:span><text:span text:style-name="T10">transactions while he </text:span><text:span text:style-name="T10">was away. Robert soon </text:span><text:span text:style-name="T10">went to work, on a new </text:span><text:span text:style-name="T10">invention, and perfected </text:span><text:span text:style-name="T10">a machine to read the </text:span><text:span text:style-name="T10">minds of people a short </text:span><text:span text:style-name="T10">distance away and </text:span><text:span text:style-name="T11">also </text:span><text:span text:style-name="T11">a machine which he </text:span><text:span text:style-name="T11">named the "Tel-talk." </text:span><text:span text:style-name="T11">This machine was </text:span><text:span text:style-name="T11">made on the principle </text:span><text:span text:style-name="T11">of the radio; by </text:span><text:span text:style-name="T11">raising and lowering it </text:span><text:span text:style-name="T11">at certain angles it </text:span><text:span text:style-name="T11">would record all the </text:span><text:span text:style-name="T11">conferences in the </text:span><text:span text:style-name="T11">different buildings in </text:span><text:span text:style-name="T11">Wall Street. Robert </text:span><text:span text:style-name="T11">also used this </text:span><text:span text:style-name="T11">machine to get </text:span><text:span text:style-name="T11">reports on all the </text:span><text:span text:style-name="T11">conferences of the big </text:span><text:span text:style-name="T11">manipulators. </text:span><text:span text:style-name="T10">He </text:span><text:span text:style-name="T10">knew that manipulators </text:span><text:span text:style-name="T10">in Wall Street </text:span><text:span text:style-name="T10">suspected that in some </text:span><text:span text:style-name="T10">way he understood their </text:span><text:span text:style-name="T10">plans as he was making </text:span><text:span text:style-name="T10">money too fast and they </text:span><text:span text:style-name="T10">were </text:span><text:span text:style-name="T22">conspiring to find </text:span><text:span text:style-name="T22">a way to get him</text:span><text:span text:style-name="T36"> wrong </text:span><text:span text:style-name="T36">on the market</text:span><text:span text:style-name="T13"> and </text:span><text:span text:style-name="T13">break him. </text:span><text:span text:style-name="T12">They </text:span><text:span text:style-name="T12">changed </text:span><text:span text:style-name="T11">their plans </text:span><text:span text:style-name="T11">often but found that </text:span><text:span text:style-name="T11">each time Robert was </text:span><text:span text:style-name="T11">on the right side of </text:span><text:span text:style-name="T11">the market.</text:span><text:span text:style-name="T10"> Even his </text:span><text:span text:style-name="T10">friend Walter knew </text:span><text:span text:style-name="T10">nothing about Robert's </text:span><text:span text:style-name="T10">latest invention. He kept </text:span><text:span text:style-name="T10">it in a secret room, and </text:span><text:span text:style-name="T10">no one had ever seen it </text:span><text:span text:style-name="T10">but himself. It was a </text:span><text:span text:style-name="T10">very </text:span><text:span text:style-name="T11">delicate little </text:span><text:span text:style-name="T11">machine with </text:span><text:span text:style-name="T11">indicators like a </text:span><text:span text:style-name="T11">compass, delicately </text:span><text:span text:style-name="T11">balanced and </text:span><text:span text:style-name="T11">operated by </text:span><text:span text:style-name="T11">electricity.</text:span><text:span text:style-name="T10"> His success </text:span><text:span text:style-name="T10">was causing great </text:span><text:span text:style-name="T10">excitement and </text:span><text:span text:style-name="T10">schemers wanted to get </text:span><text:span text:style-name="T10">his secret. They knew </text:span><text:span text:style-name="T10">that Edna Quinton had </text:span><text:span text:style-name="T10">been in his office ever </text:span><text:span text:style-name="T10">since he was in New </text:span><text:span text:style-name="T10">York.</text:span></text:p>
          </table:table-cell>
          <table:table-cell/>
        </table:table-row>
        <table:table-row table:style-name="ro17">
          <table:table-cell/>
          <table:table-cell office:value-type="string">
            <text:p>342</text:p>
          </table:table-cell>
          <table:table-cell office:value-type="string">
            <text:p>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text:span text:style-name="T8"> </text:span><text:span text:style-name="T8">3000 miles </text:span><text:span text:style-name="T35">away</text:span> and named it the "<text:span text:style-name="T8">Tel-Talk</text:span>."</text:p>
          </table:table-cell>
          <table:table-cell/>
        </table:table-row>
        <table:table-row table:style-name="ro41">
          <table:table-cell/>
          <table:table-cell office:value-type="string">
            <text:p>342-343 (both instances of Tel-Talk are on pg. 343).</text:p>
          </table:table-cell>
          <table:table-cell office:value-type="string">
            <text:p>Night of November 19, 1931.</text:p>
          </table:table-cell>
          <table:table-cell/>
          <table:table-cell office:value-type="string">
            <text:p>On the night of November 19th, 1931, the Supreme War Council which had convened in Mexico City broke up and the commanding generals returned to their various posts around St. Louis and Chicago. Supreme Commander Gordon had his powerful <text:span text:style-name="T8">Tel-</text:span><text:span text:style-name="T8">Talk</text:span> directed so that he would get all the conversation along the lines between Chicago, St. Louis and New Orleans. When he went to his headquarters in Detroit on the morning of November 20th, he went into look at his <text:span text:style-name="T8">Tel-Talk,</text:span>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factories there and prevent the United States continuing making airplanes and inventions which might help them to win the war. He was very happy to get the plans of the enemy. It was just what he wanted.</text:p>
          </table:table-cell>
          <table:table-cell/>
        </table:table-row>
        <table:table-row table:style-name="ro38">
          <table:table-cell/>
          <table:table-cell office:value-type="string">
            <text:p>345</text:p>
          </table:table-cell>
          <table:table-cell office:value-type="string">
            <text:p>Thanksgiving night, November 24, 1931</text:p>
          </table:table-cell>
          <table:table-cell/>
          <table:table-cell office:value-type="string">
            <text:p>On Thanksgiving night, November 24th, the attack was ordered. Supreme Commander Gordon was at dinner and a messenger interrupted him to tell him that "<text:span text:style-name="T8">Tel-Talk</text:span>" had picked up an important message. He rushed to the secret room and noticed that a conference had been held and orders given by the enemy to attack Detroit that night. He immediately communicated this information secretly with the new Pocket-Radio to Colonel Kennelworth in Cincinnati. Told him to be in readiness to adjust the Tunnel machine and change the location and altitude any moment that he instructed. He ordered all the lights in the streets of Detroit to be kept on that night. It has been the custom for many months, since long before the attack at Chicago, to keep all the cities in darkness at night.</text:p>
          </table:table-cell>
          <table:table-cell office:value-type="string">
            <text:p>Rluu: Thanksgiving was actually on November 26, 1931, in this year.</text:p>
          </table:table-cell>
        </table:table-row>
        <table:table-row table:style-name="ro41">
          <table:table-cell/>
          <table:table-cell office:value-type="string">
            <text:p>355-356 (Tel-Talk is on pg. 356)</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text:span text:style-name="T8">hourly</text:span> expecting that the enemy would attack the Eastern Coast, concentrating on Boston, New York and Washington. The "<text:span text:style-name="T8">Tel-</text:span><text:span text:style-name="T8">Talk</text:span>"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41">
          <table:table-cell/>
          <table:table-cell office:value-type="string">
            <text:p>357</text:p>
          </table:table-cell>
          <table:table-cell office:value-type="string">
            <text:p>April 1, 1932.</text:p>
          </table:table-cell>
          <table:table-cell/>
          <table:table-cell office:value-type="string">
            <text:p>April 1st, 1932, arrived and no attack had been made. The enemy was evidently making gigantic</text:p>
            <text:p>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hey thought that this was the secret behind the United States refusing to accept peace terms, but felt that France could not hold out long alone. Spain and Japan ordered their reserve planes from home to England and Germany to help fight France. The "<text:span text:style-name="T8">Tel-Talk</text:span>" recorded that a large fleet of planes had been sent across the Atlantic to attack France. Supreme Commander Gordon ordered the French to go out and meet the attack. A great battle raged over the Atlantic<text:span text:style-name="T8"> for hours</text:span> with the French winning.</text:p>
          </table:table-cell>
          <table:table-cell office:value-type="string">
            <text:p>Battle over the Atlantic.</text:p>
          </table:table-cell>
        </table:table-row>
        <table:table-row table:style-name="ro38">
          <table:table-cell/>
          <table:table-cell office:value-type="string">
            <text:p>359-360 (Tel-Talk is on pg. 360).</text:p>
          </table:table-cell>
          <table:table-cell office:value-type="string">
            <text:p>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xt:span text:style-name="T8">Tel-Talk</text:span>" machine and the secret radio communicator began to work. Colonel Edna Kennelworth listened in and soon had the plans of the enemy. She knew that Supreme Commander Gordon needed rest and</text:p>
            <text:p>she did not awaken him until early next morning. 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table-row>
        <table:table-row table:style-name="ro31">
          <table:table-cell/>
          <table:table-cell office:value-type="string">
            <text:p>384</text:p>
          </table:table-cell>
          <table:table-cell office:value-type="string">
            <text:p>July 4, 1932.</text:p>
          </table:table-cell>
          <table:table-cell/>
          <table:table-cell office:value-type="string">
            <text:p>July 4th, Independence Day, was the time selected for the attack. The plan was to send one fleet up the Potomac, have another fleet come down the Potomac from the North and Northwest and the third wing come across by Baltimore. Colonel Edna Kennelworth was on duty when the <text:span text:style-name="T8">Tel-</text:span><text:span text:style-name="T8">Talk</text:span>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text:p>
          </table:table-cell>
          <table:table-cell office:value-type="string">
            <text:p>Battle of Washington, DC.</text:p>
          </table:table-cell>
        </table:table-row>
        <table:table-row table:style-name="ro24">
          <table:table-cell/>
          <table:table-cell office:value-type="string">
            <text:p>385</text:p>
          </table:table-cell>
          <table:table-cell office:value-type="string">
            <text:p>July 4, 1932.</text:p>
          </table:table-cell>
          <table:table-cell/>
          <table:table-cell office:value-type="string">
            <text:p>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xt:span text:style-name="T8">Tel-Talk</text:span>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text:p>
          </table:table-cell>
          <table:table-cell office:value-type="string">
            <text:p>Battle of Washington, DC.</text:p>
          </table:table-cell>
        </table:table-row>
        <table:table-row table:style-name="ro1" table:number-rows-repeated="66">
          <table:table-cell table:number-columns-repeated="6"/>
        </table:table-row>
        <table:table-row table:style-name="ro1">
          <table:table-cell table:number-columns-repeated="6"/>
        </table:table-row>
      </table:table>
      <table:table table:name="Machine for recording minds" table:style-name="ta1" table:print="false">
        <table:table-column table:style-name="co67" table:default-cell-style-name="ce71"/>
        <table:table-column table:style-name="co85" table:default-cell-style-name="ce71"/>
        <table:table-column table:style-name="co24" table:default-cell-style-name="ce71"/>
        <table:table-column table:style-name="co4" table:default-cell-style-name="ce71"/>
        <table:table-column table:style-name="co25" table:default-cell-style-name="ce71"/>
        <table:table-column table:style-name="co86" table:default-cell-style-name="ce71"/>
        <table:table-row table:style-name="ro13">
          <table:table-cell table:style-name="Default" office:value-type="string">
            <text:p>rluu: I searched for the following words (when it related to this invention): record, thought, mind.</text:p>
          </table:table-cell>
          <table:table-cell table:style-name="ce70" table:number-columns-repeated="5"/>
        </table:table-row>
        <table:table-row table:style-name="ro14">
          <table:table-cell table:style-name="ce70" office:value-type="string">
            <text:p>Chapter</text:p>
          </table:table-cell>
          <table:table-cell table:style-name="ce70" office:value-type="string">
            <text:p>Page</text:p>
          </table:table-cell>
          <table:table-cell table:style-name="ce70" office:value-type="string">
            <text:p>Timestamp given</text:p>
          </table:table-cell>
          <table:table-cell table:style-name="ce70" office:value-type="string">
            <text:p>Actual timestamp</text:p>
          </table:table-cell>
          <table:table-cell table:style-name="ce70" office:value-type="string">
            <text:p>Event</text:p>
          </table:table-cell>
          <table:table-cell table:style-name="ce70" office:value-type="string">
            <text:p>Notes/Comments</text:p>
          </table:table-cell>
        </table:table-row>
        <table:table-row table:style-name="ro33">
          <table:table-cell office:value-type="string">
            <text:p>19</text:p>
          </table:table-cell>
          <table:table-cell office:value-type="string">
            <text:p>229</text:p>
          </table:table-cell>
          <table:table-cell office:value-type="string">
            <text:p>Current timestamp is June 1928</text:p>
          </table:table-cell>
          <table:table-cell/>
          <table:table-cell table:style-name="ce73" office:value-type="string">
            <text:p><text:span text:style-name="T10"><text:s/></text:span><text:span text:style-name="T10">Walter Kennelworth was graduated from Columbia College in June and prepared to work with </text:span><text:span text:style-name="T10">Robert in the office. Edna Quinton had proved to be a faithful employee and a valuable aid to </text:span><text:span text:style-name="T10">Robert. She had taken care of his business and looked after his financial transactions while he was </text:span><text:span text:style-name="T10">away. Robert soon went to work, on a new invention, and </text:span><text:span text:style-name="T11">perfected a machine to read the </text:span><text:span text:style-name="T11">minds of people a short distance away </text:span><text:span text:style-name="T10">and also a machine which he named the "Tel-talk." This </text:span><text:span text:style-name="T10">machine was made on the principle of the radio; by raising and lowering it at certain angles it would </text:span><text:span text:style-name="T10">record all the conferences in the different buildings in Wall Street. Robert also used this machine to </text:span><text:span text:style-name="T10">get reports on all the conferences of the big manipulators. He knew that manipulators in Wall </text:span><text:span text:style-name="T10">Street suspected that in some way he understood their plans as he was making money too fast </text:span><text:span text:style-name="T10">and they were conspiring to find a way to get him</text:span><text:span text:style-name="T13"> wrong on the market and break him. They </text:span><text:span text:style-name="T13">changed </text:span><text:span text:style-name="T10">their plans often but found that each time Robert was on the right side of the market. </text:span><text:span text:style-name="T10">Even his friend Walter knew nothing about Robert's latest invention. He kept it in a secret room, </text:span><text:span text:style-name="T10">and no one had ever seen it but himself. It was a very delicate little machine with indicators like a </text:span><text:span text:style-name="T10">compass, delicately balanced and operated by electricity. His success was causing great </text:span><text:span text:style-name="T10">excitement and schemers wanted to get his secret. They knew that Edna Quinton had been in his </text:span><text:span text:style-name="T10">office ever since he was in New York.</text:span></text:p>
          </table:table-cell>
          <table:table-cell/>
        </table:table-row>
        <table:table-row table:style-name="ro21">
          <table:table-cell office:value-type="string">
            <text:p>19</text:p>
          </table:table-cell>
          <table:table-cell office:value-type="string">
            <text:p>230, 231</text:p>
          </table:table-cell>
          <table:table-cell office:value-type="string">
            <text:p>Current timestamp is June 1928</text:p>
          </table:table-cell>
          <table:table-cell/>
          <table:table-cell table:style-name="ce74" office:value-type="string">
            <text:p><text:span text:style-name="T10"><text:s/></text:span><text:span text:style-name="T10">Before she had time to tell him what had happened the night before, he called her into his secret </text:span><text:span text:style-name="T10">office, the room that she had never seen before. There she saw all kinds of strange instruments </text:span><text:span text:style-name="T10">which she knew must be some of his new inventions. He took her to a </text:span><text:span text:style-name="T11">little machine in the </text:span><text:span text:style-name="T11">corner of the room and showed her some peculiar lines that the machine had recorded on </text:span><text:span text:style-name="T11">the paper the night before.</text:span><text:span text:style-name="T10"> He told her that his </text:span><text:span text:style-name="T11">machine received the impressions of people's </text:span><text:span text:style-name="T11">minds and recorded their </text:span><text:span text:style-name="T12"><text:s/>thoughts,</text:span><text:span text:style-name="T13"> </text:span><text:span text:style-name="T12">especially when they were greatly excited or </text:span><text:span text:style-name="T11">interested</text:span><text:span text:style-name="T10"> </text:span><text:span text:style-name="T10">in any matter. He read to her from the </text:span><text:span text:style-name="T11">record on the machine in substance</text:span><text:span text:style-name="T10"> exactly what had </text:span><text:span text:style-name="T10">been said to her the night before. Then he turned to the Bible and showed her where it said </text:span><text:span text:style-name="T10">"Everything that is concealed will be revealed, and everything that is covered will be uncovered." </text:span><text:span text:style-name="T10">Edna was more excited than she had ever been in her life. She knew that the machine had </text:span><text:span text:style-name="T10">revealed the truth. Then said to Mr. Gordon that she had intended to tell him that morning just what </text:span><text:span text:style-name="T10">had happened and hoped that he would believe that she was loyal to him and had refused to </text:span><text:span text:style-name="T10">accept a bribe. </text:span><text:span text:style-name="T11">[RG] then showed her another record on the machine like a phonograph </text:span><text:span text:style-name="T11">record which would record people's thoughts</text:span><text:span text:style-name="T10"> and told her that it indicated just what she had </text:span><text:span text:style-name="T10">been thinking about. </text:span><text:span text:style-name="T11">The machine had read her mind and recorded her thoughts.</text:span><text:span text:style-name="T10"> He assured </text:span><text:span text:style-name="T10">her that he did believe her and trust her. Edna was moved to tears at this great confidence. She </text:span><text:span text:style-name="T10">knew that never before had she been permitted to see this secret room and while she knew of </text:span><text:span text:style-name="T10">Robert's great love for Marie, she felt that this confidence he had placed in her was more than a </text:span><text:span text:style-name="T10">matter of business confidence and that he had some love for her. She had always admired him but </text:span><text:span text:style-name="T10">had never thought of loving him. </text:span><text:span text:style-name="T11">Now she knew that she did love him.</text:span></text:p>
          </table:table-cell>
          <table:table-cell/>
        </table:table-row>
        <table:table-row table:style-name="ro24">
          <table:table-cell table:style-name="ce72"/>
          <table:table-cell table:style-name="ce72" office:value-type="string">
            <text:p>237-238</text:p>
          </table:table-cell>
          <table:table-cell table:style-name="ce72" office:value-type="string">
            <text:p>None given, but it is near the end of 1928.</text:p>
          </table:table-cell>
          <table:table-cell table:style-name="ce72"/>
          <table:table-cell table:style-name="ce72"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he Pocket Radio." It was no larger than a watch and worked on the same principle of his <text:span text:style-name="T8">machine for </text:span><text:span text:style-name="T8">recording the thoughts of people</text:span>, only the instrument had to be used by two people who understood how to work it, because the positive radio was carried in one man's pocket and the negative in the other and by pressing the stem, it could be changed from positive into negative. No sound was transmitted thru the air.</text:p>
          </table:table-cell>
          <table:table-cell office:value-type="string">
            <text:p>Pocket Radio uses the same principle as the machine for recording the thoughts of people.</text:p>
          </table:table-cell>
        </table:table-row>
        <table:table-row table:style-name="ro17">
          <table:table-cell/>
          <table:table-cell office:value-type="string">
            <text:p>342</text:p>
          </table:table-cell>
          <table:table-cell office:value-type="string">
            <text:p>Current date is 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his machine is like the Tel-Talk but smaller.</text:p>
          </table:table-cell>
        </table:table-row>
        <table:table-row table:style-name="ro1" table:number-rows-repeated="91">
          <table:table-cell table:number-columns-repeated="6"/>
        </table:table-row>
        <table:table-row table:style-name="ro1">
          <table:table-cell table:number-columns-repeated="6"/>
        </table:table-row>
      </table:table>
      <table:table table:name="The Demon of Death" table:style-name="ta1" table:print="false">
        <table:table-column table:style-name="co87" table:default-cell-style-name="ce71"/>
        <table:table-column table:style-name="co88" table:default-cell-style-name="ce71"/>
        <table:table-column table:style-name="co89" table:default-cell-style-name="ce71"/>
        <table:table-column table:style-name="co90" table:default-cell-style-name="ce71"/>
        <table:table-column table:style-name="co91" table:default-cell-style-name="ce71"/>
        <table:table-column table:style-name="co92" table:default-cell-style-name="ce71"/>
        <table:table-column table:style-name="co4" table:number-columns-repeated="1018" table:default-cell-style-name="ce71"/>
        <table:table-row table:style-name="ro14">
          <table:table-cell table:style-name="ce70" office:value-type="string">
            <text:p>Chapter</text:p>
          </table:table-cell>
          <table:table-cell table:style-name="ce70" office:value-type="string">
            <text:p>Page</text:p>
          </table:table-cell>
          <table:table-cell table:style-name="ce70" office:value-type="string">
            <text:p>Timestamp given</text:p>
          </table:table-cell>
          <table:table-cell table:style-name="ce70" office:value-type="string">
            <text:p>Actual timestamp</text:p>
          </table:table-cell>
          <table:table-cell table:style-name="ce70" office:value-type="string">
            <text:p>Event</text:p>
          </table:table-cell>
          <table:table-cell table:style-name="ce70" office:value-type="string">
            <text:p>Notes/Comments</text:p>
          </table:table-cell>
          <table:table-cell table:number-columns-repeated="1018"/>
        </table:table-row>
        <table:table-row table:style-name="ro28">
          <table:table-cell table:style-name="ce75" office:value-type="string">
            <text:p>19</text:p>
          </table:table-cell>
          <table:table-cell table:style-name="ce75" office:value-type="string">
            <text:p>233, 234</text:p>
          </table:table-cell>
          <table:table-cell table:style-name="ce75" office:value-type="string">
            <text:p>Fall of 1928</text:p>
          </table:table-cell>
          <table:table-cell table:style-name="ce75"/>
          <table:table-cell table:style-name="ce74" office:value-type="string">
            <text:p><text:span text:style-name="T10"><text:s/></text:span><text:span text:style-name="T10">In the Fall of 1928, </text:span><text:span text:style-name="T11">Robert and Walter completed an invention of</text:span><text:span text:style-name="T10"> </text:span><text:span text:style-name="T11">Sun-mirrors</text:span><text:span text:style-name="T10">, whereby they </text:span><text:span text:style-name="T10">were able to </text:span><text:span text:style-name="T11">collect the rays from the sun and produce heat powerful enough to melt down </text:span><text:span text:style-name="T11">skyscrapers in a few minutes. With these mirrors and the aid of electricity, they discovered </text:span><text:span text:style-name="T11">a powerful light ray </text:span><text:span text:style-name="T22">Robert knew that this was going to be of great value in the coming war. </text:span><text:span text:style-name="T10">They </text:span><text:span text:style-name="T10">named this machine </text:span><text:span text:style-name="T11">"The Demon of Death."</text:span><text:span text:style-name="T10"> Miss Quinton had been very much interested in this </text:span><text:span text:style-name="T10">machine during the course of construction, and </text:span><text:span text:style-name="T11">she named it "Spit-Fire"</text:span><text:span text:style-name="T10"> because </text:span><text:span text:style-name="T11">it could send </text:span><text:span text:style-name="T11">forth such powerful sparks of fire, destroying instantly any metal that it touched.</text:span><text:span text:style-name="T10"> They held a </text:span><text:span text:style-name="T10">conference and agreed that this new discovery must be kept secret and should never be used </text:span><text:span text:style-name="T10">except in the defense of the United States in time of war and only then if our country was in dire </text:span><text:span text:style-name="T10">peril and unable to cope with the enemy. There was one </text:span><text:span text:style-name="T13">secret connected with the machine that </text:span><text:span text:style-name="T13">only Robert </text:span><text:span text:style-name="T10">knew. They intended to start to build a giant airship in a short time equipped with "The </text:span><text:span text:style-name="T10">Demon of Death." They figured it would send a </text:span><text:span text:style-name="T11">powerful death ray 3000 to 5000 miles through </text:span><text:span text:style-name="T11">space, destroying everything within a radius of 700 miles. </text:span><text:span text:style-name="T10">Work was started on the new </text:span><text:span text:style-name="T10">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38">
          <table:table-cell office:value-type="string">
            <text:p>19</text:p>
          </table:table-cell>
          <table:table-cell office:value-type="string">
            <text:p>235</text:p>
          </table:table-cell>
          <table:table-cell table:style-name="ce75" office:value-type="string">
            <text:p>Fall of 1928</text:p>
          </table:table-cell>
          <table:table-cell/>
          <table:table-cell table:style-name="ce76" office:value-type="string">
            <text:p><text:s/>After holding a conference, they decided that this invention [the machine to make airplanes invisible], as well as <text:span text:style-name="T8">"The Demon of Death"</text:span> should not be patented or offered for sale to any <text:span text:style-name="T8">Government</text:span>, that they would test it out and keep it a secret. Here Robert's great generosity showed itself again when he decided that this invention should be used in time of greatest need for the benefit of the <text:span text:style-name="T8">United States</text:span>. Walter said, "Robert, love indeed does make a great man, makes him unselfish, causes him to think of his country, of his mother, his sweetheart and everything else before himself. No wonder you are making a success and always will, because you are doing right." The completion of the great machine, <text:span text:style-name="T8">"The Demon of Death</text:span>," which Robert had worked on untiringly day and night, was a great triumph for him, but his wonderful energy had been exhausted.</text:p>
          </table:table-cell>
          <table:table-cell table:number-columns-repeated="1019"/>
        </table:table-row>
        <table:table-row table:style-name="ro17">
          <table:table-cell/>
          <table:table-cell office:value-type="string">
            <text:p>271</text:p>
          </table:table-cell>
          <table:table-cell office:value-type="string">
            <text:p>No date given, the last date given was latter part of April [1929].</text:p>
          </table:table-cell>
          <table:table-cell/>
          <table:table-cell office:value-type="string">
            <text:p>He told Robert that [sleeping gas] must be kept a secret until time of war when with the new</text:p>
            <text:p>ship "Marie the Angel of Mercy," traveling 1000 miles an hour, they could go from one city to another or from one battlefield to another, release the gas and put everyone to sleep for 7 days. In the meantime, with "<text:span text:style-name="T8">The Demon of Death</text:span>" -- they could destroy the enemy's bases and fortifications;</text:p>
          </table:table-cell>
          <table:table-cell table:number-columns-repeated="1019"/>
        </table:table-row>
        <table:table-row table:style-name="ro20">
          <table:table-cell/>
          <table:table-cell office:value-type="string">
            <text:p>285-286</text:p>
          </table:table-cell>
          <table:table-cell office:value-type="string">
            <text:p>Current date is August 2, 1930.</text:p>
          </table:table-cell>
          <table:table-cell/>
          <table:table-cell office:value-type="string">
            <text:p>Captain Robert Gordon was still stationed near Los Angeles and when news came of the terrible loss of life along the Rio Grande, his mind turned to "Marie the Angel of Mercy," -- his great plane secretly stored away in the <text:span text:style-name="T8">Adirondack Mountains </text:span>for use in just such an emergency as this. He knew what the "<text:span text:style-name="T8">Demon of Death</text:span>" could do and the sleeping gas invented by Captain Kennelworth. He thought of going to General Pearson, telling him of his discoveries and offering them to the <text:span text:style-name="T8">United States</text:span> to put into immediate use […].</text:p>
          </table:table-cell>
          <table:table-cell table:number-columns-repeated="1019"/>
        </table:table-row>
        <table:table-row table:style-name="ro31">
          <table:table-cell/>
          <table:table-cell office:value-type="string">
            <text:p>296-297 (DOD mentioned on pg. 297).</text:p>
          </table:table-cell>
          <table:table-cell office:value-type="string">
            <text:p>None given, but the current date is September 1930 (right after the attack on San Francisco).</text:p>
          </table:table-cell>
          <table:table-cell/>
          <table:table-cell office:value-type="string">
            <text:p>His heart and soul were with his country and he would sacrifice time and money to be prepared to protect his Government. [While in prison in the United States, Robert] asked to be allowed to have a conference with Walter, which was granted. Told Walter to say nothing about his sleeping gas discovery or the "<text:span text:style-name="T8">Demon of Death</text:span>," -- the great light ray destroyer which they could use, and to tell nothing of the great ship "Marie the Angel of Mercy," which they had safely stored away in the <text:span text:style-name="T8">Adirondack Mountains</text:span>. That when the Government came to realize the need of great help and faced defeat, he would then demonstrate the inventions that he had to save the country.</text:p>
          </table:table-cell>
          <table:table-cell table:number-columns-repeated="1019"/>
        </table:table-row>
        <table:table-row table:style-name="ro38">
          <table:table-cell/>
          <table:table-cell office:value-type="string">
            <text:p>336-337 (DOD mentioned on pg. 337)</text:p>
          </table:table-cell>
          <table:table-cell office:value-type="string">
            <text:p>On the night of 3 days before the end of armistice. <text:s/></text:p>
          </table:table-cell>
          <table:table-cell/>
          <table:table-cell office:value-type="string">
            <text:p>Supreme Commander Gordon departed from Washington<text:span text:style-name="T8"> that night</text:span> 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text:span text:style-name="T8">Demon of </text:span><text:span text:style-name="T8">Death</text:span>” to be moved in. Colonel Kennelworth and <text:span text:style-name="T8">another assistant</text:span> were sent at once to the <text:span text:style-name="T8">Adirondacks</text:span> to the secret hiding of “Marie the Angel of Mercy,” to test out this giant Ezekiel airplane, and bring it to New York City. The machine for distributing the sleeping gas which would reach a radius of 700 miles, was made in readiness on the top floor of the building. “Marie the Angel of Mercy” was in perfect working order, and arrived in New York ship-shape.</text:p>
          </table:table-cell>
          <table:table-cell table:number-columns-repeated="1019"/>
        </table:table-row>
        <table:table-row table:style-name="ro38">
          <table:table-cell/>
          <table:table-cell office:value-type="string">
            <text:p>337</text:p>
          </table:table-cell>
          <table:table-cell office:value-type="string">
            <text:p>A few days before the end of armistice.</text:p>
          </table:table-cell>
          <table:table-cell/>
          <table:table-cell office:value-type="string">
            <text:p>The whole United States was waiting in anxiety because it was known that within a few days the armistice would end and the United States must either fight or surrender. The people in Washington, Boston, Philadelphia, and New York had not slept for more than a week. They knew that an air attack had been threatened and feared the consequences. Supreme Commander Gordon dispatched the sleeping gas by “Marie the Angel of Mercy,” and it was distributed to the planes all across the country. Colonel Kennelworth returned at the end of the second day in “Marie the Angel of Mercy,” after distributing the sleeping gas and giving instructions how to use it. The “<text:span text:style-name="T8">Demon of Death</text:span>”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24">
          <table:table-cell/>
          <table:table-cell office:value-type="string">
            <text:p>355-356 (DOD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text:span text:style-name="T8">Demon of Death</text:span>"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text:p>
          </table:table-cell>
          <table:table-cell table:number-columns-repeated="1019"/>
        </table:table-row>
        <table:table-row table:style-name="ro17">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text:span text:style-name="T8">Demon of Death</text:span>," awaiting the attack upon New York.</text:p>
          </table:table-cell>
          <table:table-cell table:number-columns-repeated="1019"/>
        </table:table-row>
        <table:table-row table:style-name="ro38">
          <table:table-cell/>
          <table:table-cell office:value-type="string">
            <text:p>359-360 (DOD mentioned on pg. 359)</text:p>
          </table:table-cell>
          <table:table-cell office:value-type="string">
            <text:p>Night of June 7, 1932.</text:p>
          </table:table-cell>
          <table:table-cell/>
          <table:table-cell office:value-type="string">
            <text:p>On the night of June 7th, Supreme Commander Gordon had grown tired from his long vigil waiting for</text:p>
            <text:p>an attack upon New York. He placed Colonel Edna Kennelworth in charge of the "<text:span text:style-name="T8">Demon of </text:span><text:span text:style-name="T8">Death</text:span>" while he went to get a few hours' sleep. While he was sleeping, 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text:span text:style-name="T8"> Mammouth </text:span><text:span text:style-name="T8">Building</text:span>,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 table:number-rows-repeated="1048564">
          <table:table-cell table:number-columns-repeated="1024"/>
        </table:table-row>
        <table:table-row table:style-name="ro1">
          <table:table-cell table:number-columns-repeated="1024"/>
        </table:table-row>
      </table:table>
      <table:table table:name="Machine to make airplanes invisible" table:style-name="ta1" table:print="false">
        <table:table-column table:style-name="co33" table:default-cell-style-name="ce7"/>
        <table:table-column table:style-name="co4" table:default-cell-style-name="ce7"/>
        <table:table-column table:style-name="co34" table:default-cell-style-name="ce7"/>
        <table:table-column table:style-name="co4" table:default-cell-style-name="ce7"/>
        <table:table-column table:style-name="co35" table:default-cell-style-name="ce7"/>
        <table:table-column table:style-name="co36" table:default-cell-style-name="ce7"/>
        <table:table-column table:style-name="co4" table:number-columns-repeated="1018" table:default-cell-style-name="ce7"/>
        <table:table-row table:style-name="ro14">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8">
          <table:table-cell office:value-type="string">
            <text:p>19</text:p>
          </table:table-cell>
          <table:table-cell office:value-type="string">
            <text:p>235</text:p>
          </table:table-cell>
          <table:table-cell office:value-type="string">
            <text:p>Fall of 1928</text:p>
          </table:table-cell>
          <table:table-cell/>
          <table:table-cell table:style-name="ce17" office:value-type="string">
            <text:p><text:span text:style-name="T10"><text:s/></text:span><text:span text:style-name="T10">Everything moved along </text:span><text:span text:style-name="T10">smoothly after this. Walter and </text:span><text:span text:style-name="T10">Edna were happy in their work </text:span><text:span text:style-name="T10">and the Fall of 1928</text:span></text:p>
            <text:p><text:span text:style-name="T10">rewarded them with a new and </text:span><text:span text:style-name="T10">wonderful discovery. They had </text:span><text:span text:style-name="T10">been able to perfect a </text:span><text:span text:style-name="T11">machine </text:span><text:span text:style-name="T11">which would</text:span></text:p>
            <text:p><text:span text:style-name="T11">reflect light in such a way as </text:span><text:span text:style-name="T11">to make an airplane invisible</text:span><text:span text:style-name="T10"> </text:span><text:span text:style-name="T10">and this, together with Robert's </text:span><text:span text:style-name="T10">noiseless invention, </text:span><text:span text:style-name="T11">solved the </text:span><text:span text:style-name="T11">problem</text:span><text:span text:style-name="T10">. He knew now that in </text:span><text:span text:style-name="T10">time of war,</text:span><text:span text:style-name="T11"> the plane could </text:span><text:span text:style-name="T11">be used to sneak upon the </text:span><text:span text:style-name="T11">enemy and that they would </text:span><text:span text:style-name="T11">be unable to see or hear it</text:span><text:span text:style-name="T10">. </text:span><text:span text:style-name="T10">After holding a conference, they </text:span><text:span text:style-name="T10">decided that this invention, as </text:span><text:span text:style-name="T10">well as "The Demon of Death" </text:span><text:span text:style-name="T10">should not be patented or </text:span><text:span text:style-name="T10">offered for sale to any </text:span><text:span text:style-name="T10">Government, that they would </text:span><text:span text:style-name="T10">test it out and keep it a secret. </text:span><text:span text:style-name="T10">Here Robert's great generosity </text:span><text:span text:style-name="T10">showed itself again when he </text:span><text:span text:style-name="T10">decided that this invention </text:span><text:span text:style-name="T10">should be used in time of </text:span><text:span text:style-name="T10">greatest need for the benefit of </text:span><text:span text:style-name="T10">the United States. Walter said, </text:span><text:span text:style-name="T10">"Robert, love indeed does </text:span><text:span text:style-name="T10">make a great man, makes him </text:span><text:span text:style-name="T10">unselfish, causes him to think </text:span><text:span text:style-name="T10">of his country, of his mother, his </text:span><text:span text:style-name="T10">sweetheart and everything else </text:span><text:span text:style-name="T10">before himself. No wonder you </text:span><text:span text:style-name="T10">are making a success and </text:span><text:span text:style-name="T10">always will, because you are </text:span><text:span text:style-name="T10">doing right."</text:span></text:p>
          </table:table-cell>
          <table:table-cell office:value-type="string">
            <text:p>Regarding “solved the problem”, what is the problem referred to?</text:p>
          </table:table-cell>
          <table:table-cell table:number-columns-repeated="1018"/>
        </table:table-row>
        <table:table-row table:style-name="ro1" table:number-rows-repeated="1048573">
          <table:table-cell table:number-columns-repeated="1024"/>
        </table:table-row>
        <table:table-row table:style-name="ro1">
          <table:table-cell table:number-columns-repeated="1024"/>
        </table:table-row>
      </table:table>
      <table:table table:name="Marie the Angel of Mercy" table:style-name="ta1" table:print="false">
        <table:table-column table:style-name="co37" table:default-cell-style-name="ce7"/>
        <table:table-column table:style-name="co38" table:default-cell-style-name="ce7"/>
        <table:table-column table:style-name="co24" table:default-cell-style-name="ce7"/>
        <table:table-column table:style-name="co4" table:default-cell-style-name="ce7"/>
        <table:table-column table:style-name="co39" table:default-cell-style-name="ce7"/>
        <table:table-column table:style-name="co40" table:default-cell-style-name="ce7"/>
        <table:table-column table:style-name="co4" table:number-columns-repeated="1018" table:default-cell-style-name="ce7"/>
        <table:table-row table:style-name="ro13">
          <table:table-cell table:style-name="ce26" office:value-type="string">
            <text:p>rluu: Post #22032 responds to someone who suggests that MaoM might be Venus angles of Mercury.</text:p>
          </table:table-cell>
          <table:table-cell table:style-name="ce2" table:number-columns-repeated="5"/>
          <table:table-cell table:number-columns-repeated="1018"/>
        </table:table-row>
        <table:table-row table:style-name="ro14">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9">
          <table:table-cell office:value-type="string">
            <text:p>19</text:p>
          </table:table-cell>
          <table:table-cell office:value-type="string">
            <text:p>234</text:p>
          </table:table-cell>
          <table:table-cell office:value-type="string">
            <text:p>Fall of 1928</text:p>
          </table:table-cell>
          <table:table-cell/>
          <table:table-cell table:style-name="ce17" office:value-type="string">
            <text:p><text:span text:style-name="T10"><text:s/></text:span><text:span text:style-name="T10">In the Fall of 1928, Robert and </text:span><text:span text:style-name="T10">Walter completed an invention </text:span><text:span text:style-name="T10">of Sun-mirrors, whereby they </text:span><text:span text:style-name="T10">were able to</text:span></text:p>
            <text:p><text:span text:style-name="T10">collect the rays from the sun </text:span><text:span text:style-name="T10">and produce heat powerful </text:span><text:span text:style-name="T10">enough to melt down </text:span><text:span text:style-name="T10">skyscrapers in a few minutes. </text:span><text:span text:style-name="T10">With these mirrors and the aid </text:span><text:span text:style-name="T10">of electricity, they discovered a </text:span><text:span text:style-name="T10">powerful light ray Robert knew </text:span><text:span text:style-name="T10">that this was going to be of </text:span><text:span text:style-name="T10">great value in the coming war. </text:span><text:span text:style-name="T10">They named this machine "The </text:span><text:span text:style-name="T10">Demon of Death." Miss Quinton </text:span><text:span text:style-name="T10">had been very much interested </text:span><text:span text:style-name="T10">in this machine during the </text:span><text:span text:style-name="T10">course of construction, and she </text:span><text:span text:style-name="T10">named it "Spit-Fire" because it </text:span><text:span text:style-name="T10">could send forth such powerful </text:span><text:span text:style-name="T10">sparks of fire, destroying </text:span><text:span text:style-name="T10">instantly any metal that it </text:span><text:span text:style-name="T10">touched. They held a </text:span><text:span text:style-name="T10">conference and agreed that this </text:span><text:span text:style-name="T10">new discovery must be kept </text:span><text:span text:style-name="T10">secret and should never be </text:span><text:span text:style-name="T10">used except in the defense of </text:span><text:span text:style-name="T10">the United States in time of war </text:span><text:span text:style-name="T10">and only then if our country was </text:span><text:span text:style-name="T10">in dire peril and unable to cope </text:span><text:span text:style-name="T10">with the enemy. There was one </text:span><text:span text:style-name="T13">secret connected with the </text:span><text:span text:style-name="T13">machine that only Robert </text:span><text:span text:style-name="T10">knew. </text:span><text:span text:style-name="T11">They intended to start to </text:span><text:span text:style-name="T11">build a giant airship in a </text:span><text:span text:style-name="T11">short time equipped with </text:span><text:span text:style-name="T11">"The Demon of Death." They </text:span><text:span text:style-name="T11">figured it would send a </text:span><text:span text:style-name="T11">powerful death ray 3000 to </text:span><text:span text:style-name="T11">5000 miles through space, </text:span><text:span text:style-name="T11">destroying everything within </text:span><text:span text:style-name="T11">a radius of 700 miles. Work </text:span><text:span text:style-name="T11">was started on the new </text:span><text:span text:style-name="T11">machine with all secrecy. It </text:span><text:span text:style-name="T11">had already been christened </text:span><text:span text:style-name="T11">"Marie the Angel of Mercy."</text:span></text:p>
          </table:table-cell>
          <table:table-cell office:value-type="string">
            <text:p>MAM is equipped with the DOD</text:p>
          </table:table-cell>
          <table:table-cell table:number-columns-repeated="1018"/>
        </table:table-row>
        <table:table-row table:style-name="ro16">
          <table:table-cell office:value-type="string">
            <text:p>20</text:p>
          </table:table-cell>
          <table:table-cell office:value-type="string">
            <text:p>237</text:p>
          </table:table-cell>
          <table:table-cell office:value-type="string">
            <text:p>Approaching the end of 1928</text:p>
          </table:table-cell>
          <table:table-cell/>
          <table:table-cell table:style-name="ce17" office:value-type="string">
            <text:p><text:span text:style-name="T10"><text:s/></text:span><text:span text:style-name="T10">Great progress had been </text:span><text:span text:style-name="T10">made in aviation. Airplanes </text:span><text:span text:style-name="T10">were carrying mail at the rate of </text:span><text:span text:style-name="T10">300 miles per hour. Passenger </text:span><text:span text:style-name="T10">lines were now starting all over </text:span><text:span text:style-name="T10">the United States.</text:span><text:span text:style-name="T11"> "Marie the </text:span><text:span text:style-name="T11">Angel of Mercy," Robert's </text:span><text:span text:style-name="T11">great ship, was rapidly </text:span><text:span text:style-name="T11">nearing completion.</text:span><text:span text:style-name="T10"> The new </text:span><text:span text:style-name="T11">12-cylinder motor </text:span><text:span text:style-name="T10">had been </text:span><text:span text:style-name="T10">tested and the engineers had </text:span><text:span text:style-name="T10">estimated that they would attain </text:span><text:span text:style-name="T10">a</text:span><text:span text:style-name="T11"> speed</text:span></text:p>
            <text:p><text:span text:style-name="T11">of 1000 miles per hour</text:span><text:span text:style-name="T10">. </text:span><text:span text:style-name="T10">Robert was elated over the </text:span><text:span text:style-name="T10">success and knew that he </text:span><text:span text:style-name="T10">would now be prepared to help </text:span><text:span text:style-name="T10">his country in time of its </text:span><text:span text:style-name="T10">greatest need.</text:span></text:p>
          </table:table-cell>
          <table:table-cell table:number-columns-repeated="1019"/>
        </table:table-row>
        <table:table-row table:style-name="ro17">
          <table:table-cell office:value-type="string">
            <text:p>20</text:p>
          </table:table-cell>
          <table:table-cell office:value-type="string">
            <text:p>239</text:p>
          </table:table-cell>
          <table:table-cell office:value-type="string">
            <text:p>No timestamp given, but the last timestamp given is still near the end of 1928. </text:p>
          </table:table-cell>
          <table:table-cell/>
          <table:table-cell table:style-name="ce17" office:value-type="string">
            <text:p><text:span text:style-name="T10"><text:s/></text:span><text:span text:style-name="T10">The new ship "Marie, the Angel </text:span><text:span text:style-name="T10">of Mercy," was now about </text:span><text:span text:style-name="T10">perfected, but Robert intended </text:span><text:span text:style-name="T10">that this should never be made</text:span></text:p>
            <text:p><text:span text:style-name="T10">known to the public until he had </text:span><text:span text:style-name="T10">it in perfect working order and it </text:span><text:span text:style-name="T10">was a success beyond doubt.</text:span></text:p>
          </table:table-cell>
          <table:table-cell table:number-columns-repeated="1019"/>
        </table:table-row>
        <table:table-row table:style-name="ro16">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7" office:value-type="string">
            <text:p><text:span text:style-name="T10">He told Robert that [sleeping </text:span><text:span text:style-name="T10">gas] must be kept a secret until </text:span><text:span text:style-name="T10">time of war when with the new </text:span><text:span text:style-name="T10">ship "Marie the Angel of </text:span><text:span text:style-name="T10">Mercy," traveling</text:span><text:span text:style-name="T11"> 1000 miles </text:span><text:span text:style-name="T11">an hour</text:span><text:span text:style-name="T10">, they could go from </text:span><text:span text:style-name="T10">one city to another or from one </text:span><text:span text:style-name="T10">battlefield to another, </text:span><text:span text:style-name="T11">release </text:span><text:span text:style-name="T11">the gas and put everyone to </text:span><text:span text:style-name="T11">sleep for 7 days</text:span><text:span text:style-name="T10">. In the </text:span><text:span text:style-name="T10">meantime, with "The Demon of </text:span><text:span text:style-name="T10">Death" -- they could destroy the </text:span><text:span text:style-name="T10">enemy's bases and </text:span><text:span text:style-name="T10">fortifications; would be able to </text:span><text:span text:style-name="T10">make their own peace terms </text:span><text:span text:style-name="T10">with the enemy and at the </text:span><text:span text:style-name="T10">same time</text:span></text:p>
            <text:p><text:span text:style-name="T10">obey the divine command of </text:span><text:span text:style-name="T10">God "Thou shalt not kill.”</text:span></text:p>
          </table:table-cell>
          <table:table-cell office:value-type="string">
            <text:p>MAM can utilize sleeping gas.</text:p>
          </table:table-cell>
          <table:table-cell table:number-columns-repeated="1018"/>
        </table:table-row>
        <table:table-row table:style-name="ro1" table:number-rows-repeated="1048569">
          <table:table-cell table:number-columns-repeated="1024"/>
        </table:table-row>
        <table:table-row table:style-name="ro1">
          <table:table-cell table:number-columns-repeated="1024"/>
        </table:table-row>
      </table:table>
      <table:table table:name="Pocket Radio" table:style-name="ta1" table:print="false">
        <table:table-column table:style-name="co28" table:default-cell-style-name="ce7"/>
        <table:table-column table:style-name="co12" table:default-cell-style-name="ce7"/>
        <table:table-column table:style-name="co41" table:default-cell-style-name="ce7"/>
        <table:table-column table:style-name="co4" table:default-cell-style-name="ce7"/>
        <table:table-column table:style-name="co25" table:default-cell-style-name="ce7"/>
        <table:table-column table:style-name="co42" table:default-cell-style-name="ce7"/>
        <table:table-column table:style-name="co4" table:number-columns-repeated="1018" table:default-cell-style-name="ce7"/>
        <table:table-row table:style-name="ro14">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0">
          <table:table-cell office:value-type="string">
            <text:p>20</text:p>
          </table:table-cell>
          <table:table-cell office:value-type="string">
            <text:p>238</text:p>
          </table:table-cell>
          <table:table-cell office:value-type="string">
            <text:p>No timestamp given but previous timestamp to this is approaching the end of 1928. <text:s/></text:p>
          </table:table-cell>
          <table:table-cell/>
          <table:table-cell table:style-name="ce27" office:value-type="string">
            <text:p><text:span text:style-name="T10"><text:s/></text:span><text:span text:style-name="T10">With the great progress in </text:span><text:span text:style-name="T10">radio messages thru the air, </text:span><text:span text:style-name="T10">and radiograms, Robert knew </text:span><text:span text:style-name="T10">that in time of war, </text:span><text:span text:style-name="T24"><text:s/>secret </text:span><text:span text:style-name="T24">communications would be </text:span><text:span text:style-name="T24">necessary. Spies could </text:span><text:span text:style-name="T10">steal </text:span><text:span text:style-name="T10">codes, and messages sent over </text:span><text:span text:style-name="T10">the radio could be interpreted; </text:span><text:span text:style-name="T10">therefore, one of the great </text:span><text:span text:style-name="T10">needs for the war in the air </text:span><text:span text:style-name="T10">would be a way to </text:span><text:span text:style-name="T10">communicate without detection. </text:span><text:span text:style-name="T10">He finally succeeded in </text:span><text:span text:style-name="T10">completing what he called "The </text:span><text:span text:style-name="T10">Pocket Radio."</text:span><text:span text:style-name="T11"> It was no </text:span><text:span text:style-name="T11">larger than a watch and </text:span><text:span text:style-name="T11">worked on the same principle </text:span><text:span text:style-name="T11">of his machine for recording </text:span><text:span text:style-name="T11">the thoughts of people, only </text:span><text:span text:style-name="T11">the instrument had to be </text:span><text:span text:style-name="T11">used by two people who </text:span><text:span text:style-name="T11">understood how to work it, </text:span><text:span text:style-name="T11">because the positive radio </text:span><text:span text:style-name="T11">was carried in one man's </text:span><text:span text:style-name="T11">pocket and the negative in </text:span><text:span text:style-name="T11">the other and by pressing the </text:span><text:span text:style-name="T11">stem, it could be changed </text:span><text:span text:style-name="T11">from positive into negative. </text:span><text:span text:style-name="T11">No sound was transmitted </text:span><text:span text:style-name="T11">thru the air. The machine </text:span><text:span text:style-name="T11">could be operated by certain </text:span><text:span text:style-name="T11">motions of the fingers on a </text:span><text:span text:style-name="T11">little push button which </text:span><text:span text:style-name="T11">recorded symbols on the </text:span><text:span text:style-name="T11">other machine that would </text:span><text:span text:style-name="T11">reveal the message sent. The </text:span><text:span text:style-name="T11">Pocket Radio made it </text:span><text:span text:style-name="T11">possible to convey any </text:span><text:span text:style-name="T11">message without any </text:span><text:span text:style-name="T11">possibility of detection </text:span><text:span text:style-name="T11">because only the person </text:span><text:span text:style-name="T11">sending the message and the </text:span><text:span text:style-name="T11">one receiving it could </text:span><text:span text:style-name="T11">understand or know anything </text:span><text:span text:style-name="T11">about it. This was better than </text:span><text:span text:style-name="T11">wireless or any other radio </text:span><text:span text:style-name="T11">discovery up to this time.</text:span><text:span text:style-name="T10"> </text:span><text:span text:style-name="T10">Robert tested the machine out </text:span><text:span text:style-name="T10">by leaving one instrument in </text:span><text:span text:style-name="T10">Walter's pocket, he himself </text:span><text:span text:style-name="T10">going to Chicago and </text:span><text:span text:style-name="T10">conveying messages which </text:span><text:span text:style-name="T10">Walter was able to get without </text:span><text:span text:style-name="T10">any trouble. He could either </text:span><text:span text:style-name="T10">speak into this little Pocket </text:span><text:span text:style-name="T10">Radio and convey the sound </text:span><text:span text:style-name="T10">without anyone else being able </text:span><text:span text:style-name="T10">to take it from the air, or use it </text:span><text:span text:style-name="T10">to convey thoughts or </text:span><text:span text:style-name="T10">emotions. The test proved </text:span><text:span text:style-name="T10">perfect and Robert knew that </text:span><text:span text:style-name="T10">he had another great discovery </text:span><text:span text:style-name="T10">which would be of great value </text:span><text:span text:style-name="T10">to his Government in time of </text:span><text:span text:style-name="T10">war. He decided to keep this a </text:span><text:span text:style-name="T24"><text:s/></text:span><text:span text:style-name="T24">secret and have it ready to aid </text:span><text:span text:style-name="T24">the United States at a </text:span><text:span text:style-name="T10">time </text:span><text:span text:style-name="T10">when they would need it most.</text:span></text:p>
          </table:table-cell>
          <table:table-cell table:number-columns-repeated="1019"/>
        </table:table-row>
        <table:table-row table:style-name="ro1" table:number-rows-repeated="1048573">
          <table:table-cell table:number-columns-repeated="1024"/>
        </table:table-row>
        <table:table-row table:style-name="ro1">
          <table:table-cell table:number-columns-repeated="1024"/>
        </table:table-row>
      </table:table>
      <table:table table:name="Sleeping Gas" table:style-name="ta1" table:print="false">
        <table:table-column table:style-name="co33" table:default-cell-style-name="ce7"/>
        <table:table-column table:style-name="co43" table:default-cell-style-name="ce7"/>
        <table:table-column table:style-name="co44" table:default-cell-style-name="ce7"/>
        <table:table-column table:style-name="co45" table:default-cell-style-name="ce7"/>
        <table:table-column table:style-name="co46" table:default-cell-style-name="ce7"/>
        <table:table-column table:style-name="co42" table:default-cell-style-name="ce7"/>
        <table:table-column table:style-name="co4" table:number-columns-repeated="1018" table:default-cell-style-name="ce7"/>
        <table:table-row table:style-name="ro14">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9">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7" office:value-type="string">
            <text:p><text:span text:style-name="T10"><text:s/></text:span><text:span text:style-name="T22">Walter and Edna </text:span><text:span text:style-name="T11">had been </text:span><text:span text:style-name="T11">working day and night for </text:span><text:span text:style-name="T11">months</text:span><text:span text:style-name="T22"> on a great chemical </text:span><text:span text:style-name="T22">discovery</text:span><text:span text:style-name="T10"> and had now </text:span><text:span text:style-name="T10">succeeded in completing it. </text:span><text:span text:style-name="T10">This discovery was a perfectly </text:span><text:span text:style-name="T10">harmless gas to be used in war </text:span><text:span text:style-name="T10">or for medical purposes. </text:span><text:span text:style-name="T11">It </text:span><text:span text:style-name="T11">would put people to sleep </text:span><text:span text:style-name="T11">and they would remain </text:span><text:span text:style-name="T11">asleep for 7 days</text:span><text:span text:style-name="T10">, with no ill </text:span><text:span text:style-name="T10">effects. It had always been </text:span><text:span text:style-name="T10">Robert's desire to have </text:span><text:span text:style-name="T10">something to use in war which </text:span><text:span text:style-name="T10">would not destroy human lives </text:span><text:span text:style-name="T10">and he was very much elated </text:span><text:span text:style-name="T10">over Walter's discovery. Walter </text:span><text:span text:style-name="T10">told him that he had already </text:span><text:span text:style-name="T10">tested it and that Edna had </text:span><text:span text:style-name="T10">such confidence in him,</text:span><text:span text:style-name="T11"> [Edna] </text:span><text:span text:style-name="T11">had taken the gas, remained </text:span><text:span text:style-name="T11">asleep for 7 days, and felt no </text:span><text:span text:style-name="T11">ill effects</text:span><text:span text:style-name="T10">. </text:span><text:span text:style-name="T11">Walter knew just </text:span><text:span text:style-name="T11">exactly why it worked, </text:span><text:span text:style-name="T11">because he was a great </text:span><text:span text:style-name="T11">chemist and knew the natural </text:span><text:span text:style-name="T11">law </text:span><text:span text:style-name="T22">behind the discovery</text:span><text:span text:style-name="T10">. He </text:span><text:span text:style-name="T10">told Robert that this must be </text:span><text:span text:style-name="T10">kept a secret until time of war </text:span><text:span text:style-name="T10">when with the new ship "Marie </text:span><text:span text:style-name="T10">the Angel of Mercy," traveling </text:span><text:span text:style-name="T10">1000 miles an hour, they could </text:span><text:span text:style-name="T10">go from one city to another or </text:span><text:span text:style-name="T10">from one battlefield to another, </text:span><text:span text:style-name="T10">release the gas and put </text:span><text:span text:style-name="T10">everyone to sleep for 7 days. In </text:span><text:span text:style-name="T10">the meantime, with "The </text:span><text:span text:style-name="T10">Demon of Death" -- they could </text:span><text:span text:style-name="T10">destroy the enemy's bases and </text:span><text:span text:style-name="T10">fortifications; would be able to </text:span><text:span text:style-name="T10">make their own peace terms </text:span><text:span text:style-name="T10">with the enemy and at the </text:span><text:span text:style-name="T10">same time obey the divine </text:span><text:span text:style-name="T10">command of God "Thou shalt </text:span><text:span text:style-name="T10">not kill.”</text:span></text:p>
          </table:table-cell>
          <table:table-cell office:value-type="string">
            <text:p>MAM can utilize sleeping gas.</text:p>
          </table:table-cell>
          <table:table-cell table:number-columns-repeated="1018"/>
        </table:table-row>
        <table:table-row table:style-name="ro1" table:number-rows-repeated="1048573">
          <table:table-cell table:number-columns-repeated="1024"/>
        </table:table-row>
        <table:table-row table:style-name="ro1">
          <table:table-cell table:number-columns-repeated="1024"/>
        </table:table-row>
      </table:table>
      <table:table table:name="Communicator" table:style-name="ta1">
        <table:table-column table:style-name="co47" table:default-cell-style-name="ce1"/>
        <table:table-column table:style-name="co48" table:default-cell-style-name="ce1"/>
        <table:table-column table:style-name="co49" table:default-cell-style-name="ce1"/>
        <table:table-column table:style-name="co50" table:default-cell-style-name="ce1"/>
        <table:table-column table:style-name="co51" table:default-cell-style-name="ce1"/>
        <table:table-column table:style-name="co52" table:default-cell-style-name="ce1"/>
        <table:table-row table:style-name="ro1">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3">
          <table:table-cell table:number-columns-repeated="6"/>
        </table:table-row>
        <table:table-row table:style-name="ro1">
          <table:table-cell table:number-columns-repeated="6"/>
        </table:table-row>
      </table:table>
      <table:table table:name="Recorder" table:style-name="ta1">
        <table:table-column table:style-name="co53" table:default-cell-style-name="ce1"/>
        <table:table-column table:style-name="co54" table:default-cell-style-name="ce1"/>
        <table:table-column table:style-name="co55" table:default-cell-style-name="ce1"/>
        <table:table-column table:style-name="co4" table:default-cell-style-name="ce1"/>
        <table:table-column table:style-name="co56" table:default-cell-style-name="ce1"/>
        <table:table-column table:style-name="co57"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TTTA" table:style-name="ta1">
        <table:table-column table:style-name="co48" table:default-cell-style-name="ce1"/>
        <table:table-column table:style-name="co4" table:default-cell-style-name="ce1"/>
        <table:table-column table:style-name="co58" table:default-cell-style-name="ce1"/>
        <table:table-column table:style-name="co4" table:default-cell-style-name="ce1"/>
        <table:table-column table:style-name="co59" table:default-cell-style-name="ce1"/>
        <table:table-column table:style-name="co60" table:default-cell-style-name="ce1"/>
        <table:table-row table:style-name="ro1">
          <table:table-cell table:style-name="Default" table:number-columns-repeated="6"/>
        </table:table-row>
        <table:table-row table:style-name="ro1">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table-cell table:number-columns-repeated="6"/>
        </table:table-row>
      </table:table>
      <table:table table:name="Radium Ray" table:style-name="ta1">
        <table:table-column table:style-name="co61" table:default-cell-style-name="ce1"/>
        <table:table-column table:style-name="co4" table:default-cell-style-name="ce1"/>
        <table:table-column table:style-name="co58" table:default-cell-style-name="ce1"/>
        <table:table-column table:style-name="co4" table:default-cell-style-name="ce1"/>
        <table:table-column table:style-name="co62" table:default-cell-style-name="ce1"/>
        <table:table-column table:style-name="co6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Plane with 24 motors" table:style-name="ta1">
        <table:table-column table:style-name="co1" table:default-cell-style-name="ce1"/>
        <table:table-column table:style-name="co4" table:default-cell-style-name="ce1"/>
        <table:table-column table:style-name="co64" table:default-cell-style-name="ce1"/>
        <table:table-column table:style-name="co4" table:default-cell-style-name="ce1"/>
        <table:table-column table:style-name="co65" table:default-cell-style-name="ce1"/>
        <table:table-column table:style-name="co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21">10/21/2012</text:date>, <text:time>17:36: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4T19:15:21</meta:creation-date>
    <dc:date>2012-10-21T17:36:36</dc:date>
    <meta:editing-duration>P6DT3H39M13S</meta:editing-duration>
    <meta:editing-cycles>71</meta:editing-cycles>
    <meta:generator>LibreOffice/3.4$Unix LibreOffice_project/340m1$Build-1505</meta:generator>
    <dc:creator>Ryan </dc:creator>
    <meta:document-statistic meta:table-count="15" meta:cell-count="395" meta:object-count="0"/>
  </office:meta>
</office:document-meta>
</file>